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0.7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2.342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2.605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font-name="Times New Roman" fo:font-size="6pt" style:font-size-asian="6pt" style:font-size-complex="6pt"/>
    </style:style>
    <style:style style:name="ce7" style:family="table-cell" style:parent-style-name="Default">
      <style:table-cell-properties fo:background-color="#ff33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Times New Roman" fo:font-size="6pt" style:font-size-asian="6pt" style:font-size-complex="6pt"/>
    </style:style>
    <style:style style:name="ce9" style:family="table-cell" style:parent-style-name="Default">
      <style:table-cell-properties fo:background-color="#00cc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ackground-color="#ff3333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9999" fo:border="none"/>
      <style:text-properties style:use-window-font-color="true" style:font-name="Times New Roman" fo:font-size="6pt" style:font-size-asian="6pt" style:font-size-complex="6pt"/>
    </style:style>
    <style:style style:name="ce15" style:family="table-cell" style:parent-style-name="Default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7" style:family="table-cell" style:parent-style-name="Default" style:data-style-name="N2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2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9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dddddd" fo:border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fo:border="0.002cm solid #000000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2">
      <style:table-cell-properties fo:background-color="#009900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2">
      <style:table-cell-properties fo:background-color="#66cc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2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3333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36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rotation-angle="90" fo:border-top="0.035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transparent" fo:border-left="none" fo:border-right="none" fo:border-top="0.035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35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border-right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35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none" style:shadow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35cm solid #000000" fo:background-color="transparent" fo:border-left="none" fo:border-right="none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transparent" fo:border-left="0.002cm solid #000000" fo:border-right="0.002cm solid #000000" style:shadow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35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none" style:shadow="none" fo:border-top="0.035cm solid #000000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62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shadow="none" fo:border-top="none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adow="none" fo:border-top="0.035cm solid #000000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6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style:shadow="none" fo:border-top="0.002cm solid #000000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85" style:family="table-cell" style:parent-style-name="Default">
      <style:table-cell-properties fo:background-color="#dddddd" fo:border="none"/>
      <style:text-properties style:use-window-font-color="true" style:font-name="Times New Roman" fo:font-size="6pt" style:font-size-asian="6pt" style:font-size-complex="6pt"/>
    </style:style>
    <style:style style:name="ce86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6pt" style:font-size-asian="6pt" style:font-size-complex="6pt"/>
    </style:style>
    <style:style style:name="ce87" style:family="table-cell" style:parent-style-name="Default" style:data-style-name="N2">
      <style:text-properties style:font-name="Times New Roman" fo:font-size="8pt" style:font-size-asian="8pt" style:font-size-complex="8pt"/>
    </style:style>
    <style:style style:name="ce88" style:family="table-cell" style:parent-style-name="Default">
      <style:table-cell-properties fo:background-color="transparent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Lf+Ox&quot;;&quot;Lf&quot;;&quot;Mono&quot;)" table:allow-empty-cell="true" table:display-list="unsorted" table:base-cell-address="Stuff.A42"/>
      </table:content-validations>
      <table:table table:name="Stuff" table:style-name="ta1" table:print="false">
        <table:table-column table:style-name="co1" table:number-columns-repeated="29" table:default-cell-style-name="ce3"/>
        <table:table-column table:style-name="co2" table:default-cell-style-name="ce3"/>
        <table:table-column table:style-name="co1" table:number-columns-repeated="24" table:default-cell-style-name="ce3"/>
        <table:table-column table:style-name="co1" table:number-columns-repeated="970" table:default-cell-style-name="Default"/>
        <table:table-row table:style-name="ro1">
          <table:table-cell table:style-name="ce1" office:value-type="string">
            <text:p>Science</text:p>
          </table:table-cell>
          <table:table-cell table:style-name="ce10" office:value-type="string">
            <text:p>Name:</text:p>
          </table:table-cell>
          <table:table-cell table:style-name="ce10" office:value-type="string">
            <text:p>repeat [x]:</text:p>
          </table:table-cell>
          <table:table-cell table:style-name="ce27" office:value-type="string">
            <text:p>Transmittabe [%]: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Crew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EVA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ystery Goo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Therm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Bar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Materials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5">
            <text:p>35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1" office:value-type="string">
            <text:p>Atmosphere Analysis</text:p>
          </table:table-cell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/>
          <table:table-cell table:style-name="Default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Parachute Calculator</text:p>
          </table:table-cell>
          <table:table-cell table:style-name="ce10" office:value-type="string">
            <text:p>Model:</text:p>
          </table:table-cell>
          <table:table-cell table:style-name="ce10" office:value-type="string">
            <text:p>Description:</text:p>
          </table:table-cell>
          <table:table-cell table:style-name="ce10" office:value-type="string">
            <text:p>Limit [kg]:</text:p>
          </table:table-cell>
          <table:table-cell table:style-name="ce10" office:value-type="string">
            <text:p># on craft:</text:p>
          </table:table-cell>
          <table:table-cell table:style-name="ce27" office:value-type="string">
            <text:p>save weight [kg]: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</text:p>
          </table:table-cell>
          <table:table-cell table:style-name="ce4" office:value-type="string">
            <text:p>normal</text:p>
          </table:table-cell>
          <table:table-cell table:style-name="ce2" office:value-type="float" office:value="1250">
            <text:p>1250</text:p>
          </table:table-cell>
          <table:table-cell table:style-name="ce20"/>
          <table:table-cell table:style-name="ce37" table:formula="of:=SUM([.E16]*[.D16];[.E17]*[.D17];[.E18]*[.D18];[.E19]*[.D19];[.E20]*[.D20])" office:value-type="float" office:value="10000">
            <text:p>10000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2-R</text:p>
          </table:table-cell>
          <table:table-cell table:style-name="ce4" office:value-type="string">
            <text:p>radial</text:p>
          </table:table-cell>
          <table:table-cell table:style-name="ce2" office:value-type="float" office:value="5000">
            <text:p>5000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2-R</text:p>
          </table:table-cell>
          <table:table-cell table:style-name="ce4" office:value-type="string">
            <text:p>radial drogue </text:p>
          </table:table-cell>
          <table:table-cell table:style-name="ce2" office:value-type="float" office:value="175">
            <text:p>175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-XL</text:p>
          </table:table-cell>
          <table:table-cell table:style-name="ce4" office:value-type="string">
            <text:p>normal big</text:p>
          </table:table-cell>
          <table:table-cell table:style-name="ce2" office:value-type="float" office:value="7650">
            <text:p>7650</text:p>
          </table:table-cell>
          <table:table-cell table:style-name="ce20"/>
          <table:table-cell table:style-name="ce2"/>
          <table:table-cell table:style-name="ce4"/>
          <table:table-cell table:number-columns-repeated="6"/>
          <table:table-cell table:style-name="ce39"/>
          <table:table-cell table:number-columns-repeated="5"/>
          <table:table-cell table:style-name="ce39"/>
          <table:table-cell/>
          <table:table-cell table:style-name="ce39"/>
          <table:table-cell table:number-columns-repeated="1002"/>
        </table:table-row>
        <table:table-row table:style-name="ro1">
          <table:table-cell table:style-name="ce2"/>
          <table:table-cell table:style-name="ce4" office:value-type="string">
            <text:p>Mk25</text:p>
          </table:table-cell>
          <table:table-cell table:style-name="ce4" office:value-type="string">
            <text:p>drogue big</text:p>
          </table:table-cell>
          <table:table-cell table:style-name="ce2" office:value-type="float" office:value="120">
            <text:p>120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5" office:value-type="string">
            <text:p>isp Combiner</text:p>
          </table:table-cell>
          <table:table-cell table:style-name="ce12" office:value-type="string">
            <text:p>Engines List</text:p>
          </table:table-cell>
          <table:table-cell table:style-name="ce19" office:value-type="string">
            <text:p>isp [s]</text:p>
          </table:table-cell>
          <table:table-cell table:style-name="ce19" office:value-type="string">
            <text:p>F [kn]</text:p>
          </table:table-cell>
          <table:table-cell table:style-name="ce12" office:value-type="string">
            <text:p>Engines Combined</text:p>
          </table:table-cell>
          <table:table-cell table:style-name="ce19" office:value-type="string">
            <text:p>isp combined [s]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29" office:value-type="string">
            <text:p>#1 and #2</text:p>
          </table:table-cell>
          <table:table-cell table:style-name="ce38" table:formula="of:=SUM([.D29:.D30])/(([.D29]/[.C29])+([.D30]/[.C30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style-name="ce30" office:value-type="string">
            <text:p>#1 to #3</text:p>
          </table:table-cell>
          <table:table-cell table:style-name="ce38" table:formula="of:=SUM([.D29:.D31])/(([.D29]/[.C29])+([.D30]/[.C30])+([.D31]/[.C31]))" office:value-type="float" office:value="302.702702702703">
            <text:p>302,70270270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30" office:value-type="string">
            <text:p>#1 to #4</text:p>
          </table:table-cell>
          <table:table-cell table:style-name="ce38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21"/>
          <table:table-cell table:style-name="ce30" office:value-type="string">
            <text:p>#1 to #5</text:p>
          </table:table-cell>
          <table:table-cell table:style-name="ce37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Input</text:p>
          </table:table-cell>
          <table:table-cell table:style-name="ce13" office:value-type="string">
            <text:p>g [m/s²]</text:p>
          </table:table-cell>
          <table:table-cell table:style-name="ce13" office:value-type="string">
            <text:p>Wet Mass [t]</text:p>
          </table:table-cell>
          <table:table-cell table:style-name="ce13" office:value-type="string">
            <text:p>Fuel Typ:</text:p>
          </table:table-cell>
          <table:table-cell table:style-name="ce13" office:value-type="string">
            <text:p>Thrust (ASL) [kn]</text:p>
          </table:table-cell>
          <table:table-cell table:style-name="ce13" office:value-type="string">
            <text:p>Thrust (Vac) [kn]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4" office:value-type="float" office:value="9.81">
            <text:p>9,81</text:p>
          </table:table-cell>
          <table:table-cell table:style-name="ce14" office:value-type="float" office:value="14.53">
            <text:p>14,53</text:p>
          </table:table-cell>
          <table:table-cell table:style-name="ce14" table:content-validation-name="val1" office:value-type="string">
            <text:p>Lf+Ox</text:p>
          </table:table-cell>
          <table:table-cell table:style-name="ce14" office:value-type="float" office:value="205.161">
            <text:p>205,161</text:p>
          </table:table-cell>
          <table:table-cell table:style-name="ce14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Default"/>
          <table:table-cell table:style-name="ce13" office:value-type="string">
            <text:p>Fuel in Stage [u]</text:p>
          </table:table-cell>
          <table:table-cell table:style-name="ce13" office:value-type="string">
            <text:p>Consumption [u/s]</text:p>
          </table:table-cell>
          <table:table-cell table:style-name="ce31" office:value-type="string">
            <text:p>isp (ASL) [s]</text:p>
          </table:table-cell>
          <table:table-cell table:style-name="ce13" office:value-type="string">
            <text:p>isp (VAC) [s]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14" table:formula="of:=180*4" office:value-type="float" office:value="720">
            <text:p>720</text:p>
          </table:table-cell>
          <table:table-cell table:style-name="ce14" office:value-type="float" office:value="7.105">
            <text:p>7,105</text:p>
          </table:table-cell>
          <table:table-cell table:style-name="ce14" office:value-type="float" office:value="265">
            <text:p>265</text:p>
          </table:table-cell>
          <table:table-cell table:style-name="ce14" office:value-type="float" office:value="310">
            <text:p>3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23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" office:value-type="string">
            <text:p>Output</text:p>
          </table:table-cell>
          <table:table-cell table:style-name="ce15" office:value-type="string">
            <text:p>Mass [t] / Unit Fuel</text:p>
          </table:table-cell>
          <table:table-cell table:style-name="ce24" office:value-type="string">
            <text:p>TWR (ASL) 0</text:p>
          </table:table-cell>
          <table:table-cell table:style-name="ce24" office:value-type="string">
            <text:p>TWR (VAC) 0</text:p>
          </table:table-cell>
          <table:table-cell table:style-name="ce32" office:value-type="string" table:number-columns-spanned="1" table:number-rows-spanned="3">
            <text:p>TWR=F/(g*m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6" table:formula="of:=IF([.D39]=&quot;Lf+Ox&quot;;(((9*0.005)+(11*0.005))/9);IF([.D39]=&quot;Lf&quot;;0.005;IF([.D39]=&quot;Mono&quot;;0.004;&quot;-,---&quot;)))" office:value-type="float" office:value="0.0111111111111111">
            <text:p>0,0111111111</text:p>
          </table:table-cell>
          <table:table-cell table:style-name="ce18" table:formula="of:=[.E39]/([.B39]*[.C39])" office:value-type="float" office:value="1.43932936390175">
            <text:p>1,44</text:p>
          </table:table-cell>
          <table:table-cell table:style-name="ce18" table:formula="of:=[.F39]/([.B39]*[.C39])" office:value-type="float" office:value="1.68374616684662">
            <text:p>1,68</text:p>
          </table:table-cell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Dry Mass [t]</text:p>
          </table:table-cell>
          <table:table-cell table:style-name="ce25" office:value-type="string">
            <text:p>TWR (ASL) 1</text:p>
          </table:table-cell>
          <table:table-cell table:style-name="ce28" office:value-type="string">
            <text:p>TWR (VAC) 1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39]-[.C41]*[.B45]" office:value-type="float" office:value="6.53">
            <text:p>6,53</text:p>
          </table:table-cell>
          <table:table-cell table:style-name="ce18" table:formula="of:=[.E39]/([.B39]*[.B47])" office:value-type="float" office:value="3.20267314816116">
            <text:p>3,20</text:p>
          </table:table-cell>
          <table:table-cell table:style-name="ce18" table:formula="of:=[.F39]/([.B39]*[.B47])" office:value-type="float" office:value="3.7465286070875">
            <text:p>3,75</text:p>
          </table:table-cell>
          <table:table-cell table:style-name="ce35" office:value-type="string" table:number-columns-spanned="1" table:number-rows-spanned="3">
            <text:p>DeltaV = isp * g * ln(m0 / m1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Burn Time [s]</text:p>
          </table:table-cell>
          <table:table-cell table:style-name="ce26" office:value-type="string">
            <text:p>DeltaV (ASL) [m/s]</text:p>
          </table:table-cell>
          <table:table-cell table:style-name="ce26" office:value-type="string">
            <text:p>DeltaV (VAC) [m/s]</text:p>
          </table:table-cell>
          <table:covered-table-cell table:style-name="ce36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41]/[.D41]" office:value-type="float" office:value="101.337086558761">
            <text:p>101,34</text:p>
          </table:table-cell>
          <table:table-cell table:style-name="ce18" table:formula="of:=[.E41]*[.B39]*LN([.C39]/[.B47])" office:value-type="float" office:value="2079.22225617701">
            <text:p>2079,22</text:p>
          </table:table-cell>
          <table:table-cell table:style-name="ce18" table:formula="of:=[.F41]*[.B39]*LN([.C39]/[.B47])" office:value-type="float" office:value="2432.29773364103">
            <text:p>2432,30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34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3" table:default-cell-style-name="ce42"/>
        <table:table-column table:style-name="co4" table:default-cell-style-name="ce50"/>
        <table:table-column table:style-name="co5" table:default-cell-style-name="ce56"/>
        <table:table-column table:style-name="co6" table:default-cell-style-name="ce59"/>
        <table:table-column table:style-name="co5" table:number-columns-repeated="11" table:default-cell-style-name="ce54"/>
        <table:table-column table:style-name="co4" table:number-columns-repeated="16" table:default-cell-style-name="Default"/>
        <table:table-row table:style-name="ro2">
          <table:table-cell table:style-name="ce40" office:value-type="string" table:number-columns-spanned="2" table:number-rows-spanned="1">
            <text:p>Kerbin</text:p>
          </table:table-cell>
          <table:covered-table-cell table:style-name="ce45"/>
          <table:table-cell table:style-name="ce52" office:value-type="string">
            <text:p>Global</text:p>
          </table:table-cell>
          <table:table-cell/>
          <table:table-cell table:style-name="ce52" office:value-type="string">
            <text:p>Grasslands</text:p>
          </table:table-cell>
          <table:table-cell table:style-name="ce52" office:value-type="string">
            <text:p>Highlands</text:p>
          </table:table-cell>
          <table:table-cell table:style-name="ce52" office:value-type="string">
            <text:p>Mountains</text:p>
          </table:table-cell>
          <table:table-cell table:style-name="ce52" office:value-type="string">
            <text:p>Dessert</text:p>
          </table:table-cell>
          <table:table-cell table:style-name="ce52" office:value-type="string">
            <text:p>Tundra</text:p>
          </table:table-cell>
          <table:table-cell table:style-name="ce52" office:value-type="string">
            <text:p>Badlands</text:p>
          </table:table-cell>
          <table:table-cell table:style-name="ce52" office:value-type="string">
            <text:p>Shores</text:p>
          </table:table-cell>
          <table:table-cell table:style-name="ce52" office:value-type="string">
            <text:p>Water</text:p>
          </table:table-cell>
          <table:table-cell table:style-name="ce52" office:value-type="string">
            <text:p>Icecaps</text:p>
          </table:table-cell>
          <table:table-cell table:style-name="ce52" office:value-type="string">
            <text:p>Northern Ice Shelf</text:p>
          </table:table-cell>
          <table:table-cell table:style-name="ce52" office:value-type="string">
            <text:p>Southern Ice Shelf</text:p>
          </table:table-cell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46" office:value-type="string">
            <text:p>SurfaceSample</text:p>
          </table:table-cell>
          <table:table-cell table:style-name="ce53"/>
          <table:table-cell table:style-name="ce60"/>
          <table:table-cell table:style-name="ce57"/>
          <table:table-cell table:style-name="ce64" table:number-columns-repeated="2"/>
          <table:table-cell table:style-name="ce57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EVA Report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Crew Report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Mystery Goo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Materials Study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Temperature 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Pressure Scan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Gravity Scan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table:style-name="ce47" office:value-type="string">
            <text:p>Seismic Scan</text:p>
          </table:table-cell>
          <table:table-cell table:style-name="ce5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3">
          <table:covered-table-cell table:style-name="ce43"/>
          <table:table-cell table:style-name="ce48" office:value-type="string">
            <text:p>Atmosphere A.</text:p>
          </table:table-cell>
          <table:table-cell table:style-name="ce55"/>
          <table:table-cell table:style-name="ce60"/>
          <table:table-cell table:style-name="ce58"/>
          <table:table-cell table:style-name="ce66" table:number-columns-repeated="2"/>
          <table:table-cell table:style-name="ce58" table:number-columns-repeated="8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8">
            <text:p>Splashed Down</text:p>
          </table:table-cell>
          <table:table-cell table:style-name="ce49" office:value-type="string">
            <text:p>SurfaceSample</text:p>
          </table:table-cell>
          <table:table-cell table:style-name="ce53"/>
          <table:table-cell table:style-name="ce60"/>
          <table:table-cell table:style-name="ce57"/>
          <table:table-cell table:style-name="ce64" office:value-type="string">
            <text:p>*</text:p>
          </table:table-cell>
          <table:table-cell table:style-name="ce64" office:value-type="string">
            <text:p>**</text:p>
          </table:table-cell>
          <table:table-cell table:style-name="ce57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EVA Report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Mystery Goo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 table:style-name="ce43"/>
          <table:table-cell table:style-name="ce51" office:value-type="string">
            <text:p>Gravity Scan</text:p>
          </table:table-cell>
          <table:table-cell table:style-name="ce55"/>
          <table:table-cell table:style-name="ce60"/>
          <table:table-cell table:style-name="ce58"/>
          <table:table-cell table:style-name="ce66" office:value-type="string">
            <text:p>*</text:p>
          </table:table-cell>
          <table:table-cell table:style-name="ce66" office:value-type="string">
            <text:p>**</text:p>
          </table:table-cell>
          <table:table-cell table:style-name="ce58" table:number-columns-repeated="8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7">
            <text:p>Flying Low</text:p>
          </table:table-cell>
          <table:table-cell table:style-name="ce49" office:value-type="string">
            <text:p>EVA Report</text:p>
          </table:table-cell>
          <table:table-cell table:style-name="ce53"/>
          <table:table-cell table:style-name="ce60"/>
          <table:table-cell table:style-name="ce57"/>
          <table:table-cell table:style-name="ce64" office:value-type="string">
            <text:p>*</text:p>
          </table:table-cell>
          <table:table-cell table:style-name="ce64" office:value-type="string">
            <text:p>**</text:p>
          </table:table-cell>
          <table:table-cell table:style-name="ce57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style-name="ce5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style-name="ce54"/>
          <table:table-cell/>
          <table:table-cell table:style-name="ce56" table:number-columns-repeated="11"/>
          <table:table-cell table:number-columns-repeated="16"/>
        </table:table-row>
        <table:table-row table:style-name="ro3">
          <table:covered-table-cell table:style-name="ce43"/>
          <table:table-cell table:style-name="ce51" office:value-type="string">
            <text:p>Atmosphere A.</text:p>
          </table:table-cell>
          <table:table-cell table:style-name="ce55"/>
          <table:table-cell table:style-name="ce60"/>
          <table:table-cell table:style-name="ce58" table:number-columns-repeated="11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7">
            <text:p>Flying High</text:p>
          </table:table-cell>
          <table:table-cell table:style-name="ce49" office:value-type="string">
            <text:p>EVA Report</text:p>
          </table:table-cell>
          <table:table-cell table:style-name="ce57"/>
          <table:table-cell table:style-name="ce60"/>
          <table:table-cell table:style-name="ce53" table:number-columns-repeated="11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3">
          <table:covered-table-cell table:style-name="ce43"/>
          <table:table-cell table:style-name="ce51" office:value-type="string">
            <text:p>Atmosphere A.</text:p>
          </table:table-cell>
          <table:table-cell table:style-name="ce55"/>
          <table:table-cell table:style-name="ce60"/>
          <table:table-cell table:style-name="ce58" table:number-columns-repeated="11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7">
            <text:p>Space Low</text:p>
          </table:table-cell>
          <table:table-cell table:style-name="ce49" office:value-type="string">
            <text:p>EVA Report</text:p>
          </table:table-cell>
          <table:table-cell table:style-name="ce53"/>
          <table:table-cell table:style-name="ce60"/>
          <table:table-cell table:style-name="ce57" table:number-columns-repeated="11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3">
          <table:covered-table-cell table:style-name="ce43"/>
          <table:table-cell table:style-name="ce51" office:value-type="string">
            <text:p>Gravity Scan</text:p>
          </table:table-cell>
          <table:table-cell table:style-name="ce55"/>
          <table:table-cell table:style-name="ce60"/>
          <table:table-cell table:style-name="ce58" table:number-columns-repeated="11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8">
            <text:p>Space High</text:p>
          </table:table-cell>
          <table:table-cell table:style-name="ce49" office:value-type="string">
            <text:p>EVA Report</text:p>
          </table:table-cell>
          <table:table-cell table:style-name="ce57"/>
          <table:table-cell table:style-name="ce60"/>
          <table:table-cell table:style-name="ce61"/>
          <table:table-cell table:style-name="ce53" table:number-columns-repeated="10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3">
          <table:covered-table-cell/>
          <table:table-cell office:value-type="string">
            <text:p>Gravity Scan</text:p>
          </table:table-cell>
          <table:table-cell table:style-name="ce54"/>
          <table:table-cell/>
          <table:table-cell table:style-name="ce56" table:number-columns-repeated="11"/>
          <table:table-cell table:number-columns-repeated="16"/>
        </table:table-row>
        <table:table-row table:style-name="ro3">
          <table:covered-table-cell table:style-name="ce43"/>
          <table:table-cell table:style-name="ce51" office:value-type="string">
            <text:p>Telescope</text:p>
          </table:table-cell>
          <table:table-cell table:style-name="ce58"/>
          <table:table-cell table:style-name="ce60"/>
          <table:table-cell table:style-name="ce62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10" table:style-name="ce55"/>
          <table:table-cell table:number-columns-repeated="16"/>
        </table:table-row>
        <table:table-row table:style-name="ro3">
          <table:table-cell table:style-name="ce44"/>
          <table:table-cell table:style-name="ce23"/>
          <table:table-cell table:style-name="Default" table:number-columns-repeated="2"/>
          <table:table-cell table:style-name="ce63" table:number-columns-spanned="11" table:number-rows-spanned="1"/>
          <table:covered-table-cell table:number-columns-repeated="10" table:style-name="ce23"/>
          <table:table-cell table:number-columns-repeated="16"/>
        </table:table-row>
        <table:table-row table:style-name="ro3">
          <table:table-cell table:style-name="ce23" table:number-columns-repeated="15"/>
          <table:table-cell table:number-columns-repeated="16"/>
        </table:table-row>
        <table:table-row table:style-name="ro3"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Default" table:number-columns-repeated="15"/>
          <table:table-cell table:number-columns-repeated="16"/>
        </table:table-row>
        <table:table-row table:style-name="ro3" table:number-rows-repeated="10"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Default" table:number-columns-repeated="15"/>
          <table:table-cell table:number-columns-repeated="16"/>
        </table:table-row>
        <table:table-row table:style-name="ro3">
          <table:table-cell table:style-name="Default" table:number-columns-repeated="15"/>
          <table:table-cell table:number-columns-repeated="16"/>
        </table:table-row>
      </table:table>
      <table:table table:name="KSC Science" table:style-name="ta1" table:print="false">
        <table:table-column table:style-name="co3" table:default-cell-style-name="ce69"/>
        <table:table-column table:style-name="co7" table:default-cell-style-name="ce47"/>
        <table:table-column table:style-name="co8" table:number-columns-repeated="2" table:default-cell-style-name="ce56"/>
        <table:table-column table:style-name="co8" table:number-columns-repeated="2" table:default-cell-style-name="ce65"/>
        <table:table-column table:style-name="co8" table:number-columns-repeated="8" table:default-cell-style-name="ce56"/>
        <table:table-row table:style-name="ro4">
          <table:table-cell table:style-name="ce67" office:value-type="string" table:number-columns-spanned="2" table:number-rows-spanned="1">
            <text:p>KSC</text:p>
          </table:table-cell>
          <table:covered-table-cell table:style-name="ce71"/>
          <table:table-cell table:style-name="ce74" office:value-type="string">
            <text:p>KSC</text:p>
          </table:table-cell>
          <table:table-cell table:style-name="ce52" office:value-type="string">
            <text:p>Administration</text:p>
          </table:table-cell>
          <table:table-cell table:style-name="ce52" office:value-type="string">
            <text:p>Crawlerway</text:p>
          </table:table-cell>
          <table:table-cell table:style-name="ce52" office:value-type="string">
            <text:p>Flag Pole</text:p>
          </table:table-cell>
          <table:table-cell table:style-name="ce52" office:value-type="string">
            <text:p>Launch Pad</text:p>
          </table:table-cell>
          <table:table-cell table:style-name="ce52" office:value-type="string">
            <text:p>Mission Control</text:p>
          </table:table-cell>
          <table:table-cell table:style-name="ce52" office:value-type="string">
            <text:p>Runway</text:p>
          </table:table-cell>
          <table:table-cell table:style-name="ce52" office:value-type="string">
            <text:p>SPH</text:p>
          </table:table-cell>
          <table:table-cell table:style-name="ce52" office:value-type="string">
            <text:p>SPH Main Building</text:p>
          </table:table-cell>
          <table:table-cell table:style-name="ce52" office:value-type="string">
            <text:p>SPH Round Tanks</text:p>
          </table:table-cell>
          <table:table-cell table:style-name="ce52" office:value-type="string">
            <text:p>SPH Tanks</text:p>
          </table:table-cell>
          <table:table-cell table:style-name="ce52" office:value-type="string">
            <text:p>SPH Water Tower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12"/>
        </table:table-row>
        <table:table-row table:style-name="ro5">
          <table:table-cell table:style-name="ce67" table:number-columns-spanned="2" table:number-rows-spanned="1"/>
          <table:covered-table-cell table:style-name="ce71"/>
          <table:table-cell table:style-name="ce74" office:value-type="string">
            <text:p>R&amp;D</text:p>
          </table:table-cell>
          <table:table-cell table:style-name="ce52" office:value-type="string">
            <text:p>R&amp;D Central Building</text:p>
          </table:table-cell>
          <table:table-cell table:style-name="ce52" office:value-type="string">
            <text:p>R&amp;D Corner Lab</text:p>
          </table:table-cell>
          <table:table-cell table:style-name="ce52" office:value-type="string">
            <text:p>R&amp;D Main Building</text:p>
          </table:table-cell>
          <table:table-cell table:style-name="ce52" office:value-type="string">
            <text:p>R&amp;D Observatory</text:p>
          </table:table-cell>
          <table:table-cell table:style-name="ce52" office:value-type="string">
            <text:p>R&amp;D Side Lab</text:p>
          </table:table-cell>
          <table:table-cell table:style-name="ce52" office:value-type="string">
            <text:p>R&amp;D Small Lab</text:p>
          </table:table-cell>
          <table:table-cell table:style-name="ce52" office:value-type="string">
            <text:p>R&amp;D Tanks</text:p>
          </table:table-cell>
          <table:table-cell table:style-name="ce52" office:value-type="string">
            <text:p><text:s/>R&amp;D Wind Tunnel</text:p>
          </table:table-cell>
          <table:table-cell table:style-name="ce52" office:value-type="string">
            <text:p>Tracking Station</text:p>
          </table:table-cell>
          <table:table-cell table:style-name="ce52" office:value-type="string">
            <text:p>Tracking Station HUB</text:p>
          </table:table-cell>
          <table:table-cell table:style-name="ce52" office:value-type="string">
            <text:p>TS Dish East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12"/>
        </table:table-row>
        <table:table-row table:style-name="ro6">
          <table:table-cell table:style-name="ce67" table:number-columns-spanned="2" table:number-rows-spanned="1"/>
          <table:covered-table-cell table:style-name="ce71"/>
          <table:table-cell table:style-name="ce74" office:value-type="string">
            <text:p>TS Dish North</text:p>
          </table:table-cell>
          <table:table-cell table:style-name="ce52" office:value-type="string">
            <text:p>TS Dish South</text:p>
          </table:table-cell>
          <table:table-cell table:style-name="ce52" office:value-type="string">
            <text:p>VAB</text:p>
          </table:table-cell>
          <table:table-cell table:style-name="ce52" office:value-type="string">
            <text:p>VAB Main Building</text:p>
          </table:table-cell>
          <table:table-cell table:style-name="ce52" office:value-type="string">
            <text:p>VAB Round Tank</text:p>
          </table:table-cell>
          <table:table-cell table:style-name="ce52" office:value-type="string">
            <text:p>VAB South Complex</text:p>
          </table:table-cell>
          <table:table-cell table:style-name="ce52" office:value-type="string">
            <text:p>VAB Tanks</text:p>
          </table:table-cell>
          <table:table-cell table:style-name="ce52" office:value-type="string">
            <text:p>VAB Memorial Pod</text:p>
          </table:table-cell>
          <table:table-cell table:style-name="ce52" office:value-type="string">
            <text:p>Astronaut Complex</text:p>
          </table:table-cell>
          <table:table-cell table:style-name="ce76" office:value-type="string">
            <text:p>Island Runway</text:p>
          </table:table-cell>
          <table:table-cell table:style-name="ce79" office:value-type="string">
            <text:p>Baikerbanur *</text:p>
          </table:table-cell>
          <table:table-cell table:style-name="ce81" office:value-type="string">
            <text:p>Baikerb.Launchpad *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5"/>
          <table:table-cell table:style-name="ce65"/>
          <table:table-cell table:number-columns-repeated="3"/>
          <table:table-cell table:style-name="ce78"/>
          <table:table-cell table:style-name="ce80"/>
          <table:table-cell table:style-name="ce83"/>
        </table:table-row>
        <table:table-row table:style-name="ro1">
          <table:table-cell table:style-name="Default" table:number-columns-repeated="2"/>
          <table:table-cell table:style-name="ce75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</table:table-row>
      </table:table>
      <table:table table:name="Stage Calculator" table:style-name="ta1" table:print="false">
        <table:table-column table:style-name="co7" table:number-columns-repeated="1024" table:default-cell-style-name="ce3"/>
        <table:table-row table:style-name="ro7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number-columns-repeated="1019"/>
        </table:table-row>
        <table:table-row table:style-name="ro7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13" office:value-type="string">
            <text:p>Input</text:p>
          </table:table-cell>
          <table:table-cell table:style-name="ce84" office:value-type="string">
            <text:p>g [m/s²]</text:p>
          </table:table-cell>
          <table:table-cell table:style-name="Default"/>
          <table:table-cell table:style-name="ce84" office:value-type="string">
            <text:p>Thrust (ASL) [kn]</text:p>
          </table:table-cell>
          <table:table-cell table:style-name="ce84" office:value-type="string">
            <text:p>Thrust (Vac) [kn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5" office:value-type="float" office:value="9.81">
            <text:p>9,81</text:p>
          </table:table-cell>
          <table:table-cell table:style-name="Default"/>
          <table:table-cell table:style-name="ce85" office:value-type="float" office:value="14.783">
            <text:p>14,783</text:p>
          </table:table-cell>
          <table:table-cell table:style-name="ce85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4" office:value-type="string">
            <text:p>Fuel Typ:</text:p>
          </table:table-cell>
          <table:table-cell table:style-name="Default"/>
          <table:table-cell table:style-name="ce88" office:value-type="string">
            <text:p>isp (ASL) [s]</text:p>
          </table:table-cell>
          <table:table-cell table:style-name="ce84" office:value-type="string">
            <text:p>isp (VAC) [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5" table:content-validation-name="val1" office:value-type="string">
            <text:p>Lf+Ox</text:p>
          </table:table-cell>
          <table:table-cell table:style-name="Default"/>
          <table:table-cell table:style-name="ce85" office:value-type="float" office:value="85">
            <text:p>85</text:p>
          </table:table-cell>
          <table:table-cell table:style-name="ce85"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4" office:value-type="string">
            <text:p>Consumption [u/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85" office:value-type="float" office:value="1.596">
            <text:p>1,596</text:p>
          </table:table-cell>
          <table:table-cell table:style-name="ce2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/>
          <table:table-cell table:style-name="ce84" office:value-type="string">
            <text:p>Wet Mass [t]</text:p>
          </table:table-cell>
          <table:table-cell table:style-name="Default"/>
          <table:table-cell table:style-name="ce6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8"/>
          <table:table-cell table:style-name="ce85" office:value-type="float" office:value="4.24">
            <text:p>4,24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84" office:value-type="string">
            <text:p>Fuel in Stage [u]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ce85" office:value-type="float" office:value="180">
            <text:p>1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4" office:value-type="string">
            <text:p>Output</text:p>
          </table:table-cell>
          <table:table-cell table:style-name="ce84" office:value-type="string">
            <text:p>Mass [t] / Unit Fuel</text:p>
          </table:table-cell>
          <table:table-cell table:style-name="ce59"/>
          <table:table-cell table:style-name="ce88" office:value-type="string">
            <text:p>TWR (ASL)</text:p>
          </table:table-cell>
          <table:table-cell table:style-name="ce84" office:value-type="string">
            <text:p>TWR (VA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/>
          <table:table-cell table:style-name="ce86" table:formula="of:=IF([.B6]=&quot;Lf+Ox&quot;;((0.005*11+0.005*9)/9);IF([.B6]=&quot;Lf&quot;;0.005;IF([.B6]=&quot;Mono&quot;;0.004;&quot;-,---&quot;)))" office:value-type="float" office:value="0.0111111111111111">
            <text:p>0,0111111111</text:p>
          </table:table-cell>
          <table:table-cell table:style-name="Default"/>
          <table:table-cell table:style-name="ce86" table:formula="of:=[.D4]/([.B4]*[.B10])" office:value-type="float" office:value="0.35540842036428">
            <text:p>0,3554084204</text:p>
          </table:table-cell>
          <table:table-cell table:style-name="ce86" table:formula="of:=[.E4]/([.B4]*[.B10])" office:value-type="float" office:value="1.44250187525244">
            <text:p>1,442501875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ce84" office:value-type="string">
            <text:p>Dry Mass [t]</text:p>
          </table:table-cell>
          <table:table-cell table:style-name="ce59"/>
          <table:table-cell table:style-name="ce84" office:value-type="string">
            <text:p>DeltaV (ASL) [m/s]</text:p>
          </table:table-cell>
          <table:table-cell table:style-name="ce84" office:value-type="string">
            <text:p>DeltaV (VAC) [m/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6" table:formula="of:=[.B10]-[.B12]*[.B15]" office:value-type="float" office:value="2.24">
            <text:p>2,24</text:p>
          </table:table-cell>
          <table:table-cell table:style-name="Default"/>
          <table:table-cell table:style-name="ce86" table:formula="of:=[.D6]*[.B4]*LN([.B10]/[.B17])" office:value-type="float" office:value="532.069181305843">
            <text:p>532,0691813058</text:p>
          </table:table-cell>
          <table:table-cell table:style-name="ce86" table:formula="of:=[.E6]*[.B4]*LN([.B10]/[.B17])" office:value-type="float" office:value="2159.57491235901">
            <text:p>2159,574912359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4" office:value-type="string">
            <text:p>Burn Time [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86" table:formula="of:=[.B12]/[.B8]" office:value-type="float" office:value="112.781954887218">
            <text:p>112,781954887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>
            <draw:frame table:end-cell-address="'Stage Calculator'.H64" table:end-x="0.518cm" table:end-y="0.202cm" draw:z-index="0" draw:style-name="gr1" draw:text-style-name="P1" svg:width="16.192cm" svg:height="18.795cm" svg:x="0.132cm" svg:y="0.097cm">
              <draw:object draw:notify-on-update-of-ranges="'Stage Calculator'.C66:'Stage Calculator'.C166 'Stage Calculator'.D65:'Stage Calculator'.D65 'Stage Calculator'.D66:'Stage Calculator'.D166 'Stage Calculator'.E65:'Stage Calculator'.E65 'Stage Calculator'.E66:'Stage Calculator'.E166 'Stage Calculator'.F65:'Stage Calculator'.F65 'Stage Calculator'.F66:'Stage Calculator'.F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style-name="ce6" table:number-columns-repeated="2"/>
          <table:table-cell table:number-columns-repeated="1019"/>
        </table:table-row>
        <table:table-row table:style-name="ro7" table:number-rows-repeated="14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5"/>
          <table:table-cell table:number-columns-repeated="1018"/>
        </table:table-row>
        <table:table-row table:style-name="ro7">
          <table:table-cell/>
          <table:table-cell office:value-type="string">
            <text:p>Step</text:p>
          </table:table-cell>
          <table:table-cell office:value-type="string">
            <text:p>Time [s]</text:p>
          </table:table-cell>
          <table:table-cell office:value-type="string">
            <text:p>Burnt Mass [t]</text:p>
          </table:table-cell>
          <table:table-cell office:value-type="string">
            <text:p>TWR (ASL)</text:p>
          </table:table-cell>
          <table:table-cell office:value-type="string">
            <text:p>TWR (VAC)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0">
            <text:p>0</text:p>
          </table:table-cell>
          <table:table-cell table:style-name="ce87" table:formula="of:=[.B66]" office:value-type="float" office:value="0">
            <text:p>0,00</text:p>
          </table:table-cell>
          <table:table-cell table:style-name="ce87" table:formula="of:=[.$B$8]*[.C66]*[.$B$15]" office:value-type="float" office:value="0">
            <text:p>0,00</text:p>
          </table:table-cell>
          <table:table-cell table:style-name="ce87" table:formula="of:=[.$D$4]/([.$B$4]*([.$B$10]-[.D66]))" office:value-type="float" office:value="0.35540842036428">
            <text:p>0,36</text:p>
          </table:table-cell>
          <table:table-cell table:style-name="ce87" table:formula="of:=[.$E$4]/([.$B$4]*([.$B$10]-[.D66]))" office:value-type="float" office:value="1.44250187525244">
            <text:p>1,4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87" table:formula="of:=([.$B$19]/100)*[.B67]" office:value-type="float" office:value="1.12781954887218">
            <text:p>1,13</text:p>
          </table:table-cell>
          <table:table-cell table:style-name="ce87" table:formula="of:=[.$B$8]*[.C67]*[.$B$15]" office:value-type="float" office:value="0.02">
            <text:p>0,02</text:p>
          </table:table-cell>
          <table:table-cell table:style-name="ce87" table:formula="of:=[.$D$4]/([.$B$4]*([.$B$10]-[.D67]))" office:value-type="float" office:value="0.357092820460793">
            <text:p>0,36</text:p>
          </table:table-cell>
          <table:table-cell table:style-name="ce87" table:formula="of:=[.$E$4]/([.$B$4]*([.$B$10]-[.D67]))" office:value-type="float" office:value="1.44933837703089">
            <text:p>1,4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87" table:formula="of:=([.$B$19]/100)*[.B68]" office:value-type="float" office:value="2.25563909774436">
            <text:p>2,26</text:p>
          </table:table-cell>
          <table:table-cell table:style-name="ce87" table:formula="of:=[.$B$8]*[.C68]*[.$B$15]" office:value-type="float" office:value="0.04">
            <text:p>0,04</text:p>
          </table:table-cell>
          <table:table-cell table:style-name="ce87" table:formula="of:=[.$D$4]/([.$B$4]*([.$B$10]-[.D68]))" office:value-type="float" office:value="0.358793262462987">
            <text:p>0,36</text:p>
          </table:table-cell>
          <table:table-cell table:style-name="ce87" table:formula="of:=[.$E$4]/([.$B$4]*([.$B$10]-[.D68]))" office:value-type="float" office:value="1.45623998835008">
            <text:p>1,4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">
            <text:p>3</text:p>
          </table:table-cell>
          <table:table-cell table:style-name="ce87" table:formula="of:=([.$B$19]/100)*[.B69]" office:value-type="float" office:value="3.38345864661654">
            <text:p>3,38</text:p>
          </table:table-cell>
          <table:table-cell table:style-name="ce87" table:formula="of:=[.$B$8]*[.C69]*[.$B$15]" office:value-type="float" office:value="0.06">
            <text:p>0,06</text:p>
          </table:table-cell>
          <table:table-cell table:style-name="ce87" table:formula="of:=[.$D$4]/([.$B$4]*([.$B$10]-[.D69]))" office:value-type="float" office:value="0.360509976637451">
            <text:p>0,36</text:p>
          </table:table-cell>
          <table:table-cell table:style-name="ce87" table:formula="of:=[.$E$4]/([.$B$4]*([.$B$10]-[.D69]))" office:value-type="float" office:value="1.46320764379673">
            <text:p>1,4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">
            <text:p>4</text:p>
          </table:table-cell>
          <table:table-cell table:style-name="ce87" table:formula="of:=([.$B$19]/100)*[.B70]" office:value-type="float" office:value="4.51127819548872">
            <text:p>4,51</text:p>
          </table:table-cell>
          <table:table-cell table:style-name="ce87" table:formula="of:=[.$B$8]*[.C70]*[.$B$15]" office:value-type="float" office:value="0.08">
            <text:p>0,08</text:p>
          </table:table-cell>
          <table:table-cell table:style-name="ce87" table:formula="of:=[.$D$4]/([.$B$4]*([.$B$10]-[.D70]))" office:value-type="float" office:value="0.362243197678977">
            <text:p>0,36</text:p>
          </table:table-cell>
          <table:table-cell table:style-name="ce87" table:formula="of:=[.$E$4]/([.$B$4]*([.$B$10]-[.D70]))" office:value-type="float" office:value="1.47024229593037">
            <text:p>1,4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">
            <text:p>5</text:p>
          </table:table-cell>
          <table:table-cell table:style-name="ce87" table:formula="of:=([.$B$19]/100)*[.B71]" office:value-type="float" office:value="5.6390977443609">
            <text:p>5,64</text:p>
          </table:table-cell>
          <table:table-cell table:style-name="ce87" table:formula="of:=[.$B$8]*[.C71]*[.$B$15]" office:value-type="float" office:value="0.1">
            <text:p>0,10</text:p>
          </table:table-cell>
          <table:table-cell table:style-name="ce87" table:formula="of:=[.$D$4]/([.$B$4]*([.$B$10]-[.D71]))" office:value-type="float" office:value="0.363993164817523">
            <text:p>0,36</text:p>
          </table:table-cell>
          <table:table-cell table:style-name="ce87" table:formula="of:=[.$E$4]/([.$B$4]*([.$B$10]-[.D71]))" office:value-type="float" office:value="1.47734491571747">
            <text:p>1,4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87" table:formula="of:=([.$B$19]/100)*[.B72]" office:value-type="float" office:value="6.76691729323308">
            <text:p>6,77</text:p>
          </table:table-cell>
          <table:table-cell table:style-name="ce87" table:formula="of:=[.$B$8]*[.C72]*[.$B$15]" office:value-type="float" office:value="0.12">
            <text:p>0,12</text:p>
          </table:table-cell>
          <table:table-cell table:style-name="ce87" table:formula="of:=[.$D$4]/([.$B$4]*([.$B$10]-[.D72]))" office:value-type="float" office:value="0.365760121928288">
            <text:p>0,37</text:p>
          </table:table-cell>
          <table:table-cell table:style-name="ce87" table:formula="of:=[.$E$4]/([.$B$4]*([.$B$10]-[.D72]))" office:value-type="float" office:value="1.48451649297824">
            <text:p>1,4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">
            <text:p>7</text:p>
          </table:table-cell>
          <table:table-cell table:style-name="ce87" table:formula="of:=([.$B$19]/100)*[.B73]" office:value-type="float" office:value="7.89473684210526">
            <text:p>7,89</text:p>
          </table:table-cell>
          <table:table-cell table:style-name="ce87" table:formula="of:=[.$B$8]*[.C73]*[.$B$15]" office:value-type="float" office:value="0.14">
            <text:p>0,14</text:p>
          </table:table-cell>
          <table:table-cell table:style-name="ce87" table:formula="of:=[.$D$4]/([.$B$4]*([.$B$10]-[.D73]))" office:value-type="float" office:value="0.367544317645011">
            <text:p>0,37</text:p>
          </table:table-cell>
          <table:table-cell table:style-name="ce87" table:formula="of:=[.$E$4]/([.$B$4]*([.$B$10]-[.D73]))" office:value-type="float" office:value="1.49175803684642">
            <text:p>1,4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87" table:formula="of:=([.$B$19]/100)*[.B74]" office:value-type="float" office:value="9.02255639097744">
            <text:p>9,02</text:p>
          </table:table-cell>
          <table:table-cell table:style-name="ce87" table:formula="of:=[.$B$8]*[.C74]*[.$B$15]" office:value-type="float" office:value="0.16">
            <text:p>0,16</text:p>
          </table:table-cell>
          <table:table-cell table:style-name="ce87" table:formula="of:=[.$D$4]/([.$B$4]*([.$B$10]-[.D74]))" office:value-type="float" office:value="0.369346005476604">
            <text:p>0,37</text:p>
          </table:table-cell>
          <table:table-cell table:style-name="ce87" table:formula="of:=[.$E$4]/([.$B$4]*([.$B$10]-[.D74]))" office:value-type="float" office:value="1.49907057624273">
            <text:p>1,5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">
            <text:p>9</text:p>
          </table:table-cell>
          <table:table-cell table:style-name="ce87" table:formula="of:=([.$B$19]/100)*[.B75]" office:value-type="float" office:value="10.1503759398496">
            <text:p>10,15</text:p>
          </table:table-cell>
          <table:table-cell table:style-name="ce87" table:formula="of:=[.$B$8]*[.C75]*[.$B$15]" office:value-type="float" office:value="0.18">
            <text:p>0,18</text:p>
          </table:table-cell>
          <table:table-cell table:style-name="ce87" table:formula="of:=[.$D$4]/([.$B$4]*([.$B$10]-[.D75]))" office:value-type="float" office:value="0.371165443927228">
            <text:p>0,37</text:p>
          </table:table-cell>
          <table:table-cell table:style-name="ce87" table:formula="of:=[.$E$4]/([.$B$4]*([.$B$10]-[.D75]))" office:value-type="float" office:value="1.50645516036215">
            <text:p>1,5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0">
            <text:p>10</text:p>
          </table:table-cell>
          <table:table-cell table:style-name="ce87" table:formula="of:=([.$B$19]/100)*[.B76]" office:value-type="float" office:value="11.2781954887218">
            <text:p>11,28</text:p>
          </table:table-cell>
          <table:table-cell table:style-name="ce87" table:formula="of:=[.$B$8]*[.C76]*[.$B$15]" office:value-type="float" office:value="0.2">
            <text:p>0,20</text:p>
          </table:table-cell>
          <table:table-cell table:style-name="ce87" table:formula="of:=[.$D$4]/([.$B$4]*([.$B$10]-[.D76]))" office:value-type="float" office:value="0.373002896619937">
            <text:p>0,37</text:p>
          </table:table-cell>
          <table:table-cell table:style-name="ce87" table:formula="of:=[.$E$4]/([.$B$4]*([.$B$10]-[.D76]))" office:value-type="float" office:value="1.51391285917583">
            <text:p>1,5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1">
            <text:p>11</text:p>
          </table:table-cell>
          <table:table-cell table:style-name="ce87" table:formula="of:=([.$B$19]/100)*[.B77]" office:value-type="float" office:value="12.406015037594">
            <text:p>12,41</text:p>
          </table:table-cell>
          <table:table-cell table:style-name="ce87" table:formula="of:=[.$B$8]*[.C77]*[.$B$15]" office:value-type="float" office:value="0.22">
            <text:p>0,22</text:p>
          </table:table-cell>
          <table:table-cell table:style-name="ce87" table:formula="of:=[.$D$4]/([.$B$4]*([.$B$10]-[.D77]))" office:value-type="float" office:value="0.374858632424016">
            <text:p>0,37</text:p>
          </table:table-cell>
          <table:table-cell table:style-name="ce87" table:formula="of:=[.$E$4]/([.$B$4]*([.$B$10]-[.D77]))" office:value-type="float" office:value="1.52144476394784">
            <text:p>1,5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2">
            <text:p>12</text:p>
          </table:table-cell>
          <table:table-cell table:style-name="ce87" table:formula="of:=([.$B$19]/100)*[.B78]" office:value-type="float" office:value="13.5338345864662">
            <text:p>13,53</text:p>
          </table:table-cell>
          <table:table-cell table:style-name="ce87" table:formula="of:=[.$B$8]*[.C78]*[.$B$15]" office:value-type="float" office:value="0.24">
            <text:p>0,24</text:p>
          </table:table-cell>
          <table:table-cell table:style-name="ce87" table:formula="of:=[.$D$4]/([.$B$4]*([.$B$10]-[.D78]))" office:value-type="float" office:value="0.376732925586137">
            <text:p>0,38</text:p>
          </table:table-cell>
          <table:table-cell table:style-name="ce87" table:formula="of:=[.$E$4]/([.$B$4]*([.$B$10]-[.D78]))" office:value-type="float" office:value="1.52905198776758">
            <text:p>1,5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3">
            <text:p>13</text:p>
          </table:table-cell>
          <table:table-cell table:style-name="ce87" table:formula="of:=([.$B$19]/100)*[.B79]" office:value-type="float" office:value="14.6616541353383">
            <text:p>14,66</text:p>
          </table:table-cell>
          <table:table-cell table:style-name="ce87" table:formula="of:=[.$B$8]*[.C79]*[.$B$15]" office:value-type="float" office:value="0.26">
            <text:p>0,26</text:p>
          </table:table-cell>
          <table:table-cell table:style-name="ce87" table:formula="of:=[.$D$4]/([.$B$4]*([.$B$10]-[.D79]))" office:value-type="float" office:value="0.378626055865464">
            <text:p>0,38</text:p>
          </table:table-cell>
          <table:table-cell table:style-name="ce87" table:formula="of:=[.$E$4]/([.$B$4]*([.$B$10]-[.D79]))" office:value-type="float" office:value="1.53673566609807">
            <text:p>1,5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4">
            <text:p>14</text:p>
          </table:table-cell>
          <table:table-cell table:style-name="ce87" table:formula="of:=([.$B$19]/100)*[.B80]" office:value-type="float" office:value="15.7894736842105">
            <text:p>15,79</text:p>
          </table:table-cell>
          <table:table-cell table:style-name="ce87" table:formula="of:=[.$B$8]*[.C80]*[.$B$15]" office:value-type="float" office:value="0.28">
            <text:p>0,28</text:p>
          </table:table-cell>
          <table:table-cell table:style-name="ce87" table:formula="of:=[.$D$4]/([.$B$4]*([.$B$10]-[.D80]))" office:value-type="float" office:value="0.380538308672865">
            <text:p>0,38</text:p>
          </table:table-cell>
          <table:table-cell table:style-name="ce87" table:formula="of:=[.$E$4]/([.$B$4]*([.$B$10]-[.D80]))" office:value-type="float" office:value="1.54449695734099">
            <text:p>1,5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5">
            <text:p>15</text:p>
          </table:table-cell>
          <table:table-cell table:style-name="ce87" table:formula="of:=([.$B$19]/100)*[.B81]" office:value-type="float" office:value="16.9172932330827">
            <text:p>16,92</text:p>
          </table:table-cell>
          <table:table-cell table:style-name="ce87" table:formula="of:=[.$B$8]*[.C81]*[.$B$15]" office:value-type="float" office:value="0.3">
            <text:p>0,30</text:p>
          </table:table-cell>
          <table:table-cell table:style-name="ce87" table:formula="of:=[.$D$4]/([.$B$4]*([.$B$10]-[.D81]))" office:value-type="float" office:value="0.382469975214352">
            <text:p>0,38</text:p>
          </table:table-cell>
          <table:table-cell table:style-name="ce87" table:formula="of:=[.$E$4]/([.$B$4]*([.$B$10]-[.D81]))" office:value-type="float" office:value="1.55233704341887">
            <text:p>1,5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6">
            <text:p>16</text:p>
          </table:table-cell>
          <table:table-cell table:style-name="ce87" table:formula="of:=([.$B$19]/100)*[.B82]" office:value-type="float" office:value="18.0451127819549">
            <text:p>18,05</text:p>
          </table:table-cell>
          <table:table-cell table:style-name="ce87" table:formula="of:=[.$B$8]*[.C82]*[.$B$15]" office:value-type="float" office:value="0.32">
            <text:p>0,32</text:p>
          </table:table-cell>
          <table:table-cell table:style-name="ce87" table:formula="of:=[.$D$4]/([.$B$4]*([.$B$10]-[.D82]))" office:value-type="float" office:value="0.384421352638915">
            <text:p>0,38</text:p>
          </table:table-cell>
          <table:table-cell table:style-name="ce87" table:formula="of:=[.$E$4]/([.$B$4]*([.$B$10]-[.D82]))" office:value-type="float" office:value="1.56025713037509">
            <text:p>1,5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87" table:formula="of:=([.$B$19]/100)*[.B83]" office:value-type="float" office:value="19.1729323308271">
            <text:p>19,17</text:p>
          </table:table-cell>
          <table:table-cell table:style-name="ce87" table:formula="of:=[.$B$8]*[.C83]*[.$B$15]" office:value-type="float" office:value="0.34">
            <text:p>0,34</text:p>
          </table:table-cell>
          <table:table-cell table:style-name="ce87" table:formula="of:=[.$D$4]/([.$B$4]*([.$B$10]-[.D83]))" office:value-type="float" office:value="0.386392744190909">
            <text:p>0,39</text:p>
          </table:table-cell>
          <table:table-cell table:style-name="ce87" table:formula="of:=[.$E$4]/([.$B$4]*([.$B$10]-[.D83]))" office:value-type="float" office:value="1.56825844899239">
            <text:p>1,5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8">
            <text:p>18</text:p>
          </table:table-cell>
          <table:table-cell table:style-name="ce87" table:formula="of:=([.$B$19]/100)*[.B84]" office:value-type="float" office:value="20.3007518796992">
            <text:p>20,30</text:p>
          </table:table-cell>
          <table:table-cell table:style-name="ce87" table:formula="of:=[.$B$8]*[.C84]*[.$B$15]" office:value-type="float" office:value="0.36">
            <text:p>0,36</text:p>
          </table:table-cell>
          <table:table-cell table:style-name="ce87" table:formula="of:=[.$D$4]/([.$B$4]*([.$B$10]-[.D84]))" office:value-type="float" office:value="0.388384459367151">
            <text:p>0,39</text:p>
          </table:table-cell>
          <table:table-cell table:style-name="ce87" table:formula="of:=[.$E$4]/([.$B$4]*([.$B$10]-[.D84]))" office:value-type="float" office:value="1.5763422554305">
            <text:p>1,5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9">
            <text:p>19</text:p>
          </table:table-cell>
          <table:table-cell table:style-name="ce87" table:formula="of:=([.$B$19]/100)*[.B85]" office:value-type="float" office:value="21.4285714285714">
            <text:p>21,43</text:p>
          </table:table-cell>
          <table:table-cell table:style-name="ce87" table:formula="of:=[.$B$8]*[.C85]*[.$B$15]" office:value-type="float" office:value="0.38">
            <text:p>0,38</text:p>
          </table:table-cell>
          <table:table-cell table:style-name="ce87" table:formula="of:=[.$D$4]/([.$B$4]*([.$B$10]-[.D85]))" office:value-type="float" office:value="0.390396814078898">
            <text:p>0,39</text:p>
          </table:table-cell>
          <table:table-cell table:style-name="ce87" table:formula="of:=[.$E$4]/([.$B$4]*([.$B$10]-[.D85]))" office:value-type="float" office:value="1.58450983188351">
            <text:p>1,5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87" table:formula="of:=([.$B$19]/100)*[.B86]" office:value-type="float" office:value="22.5563909774436">
            <text:p>22,56</text:p>
          </table:table-cell>
          <table:table-cell table:style-name="ce87" table:formula="of:=[.$B$8]*[.C86]*[.$B$15]" office:value-type="float" office:value="0.4">
            <text:p>0,40</text:p>
          </table:table-cell>
          <table:table-cell table:style-name="ce87" table:formula="of:=[.$D$4]/([.$B$4]*([.$B$10]-[.D86]))" office:value-type="float" office:value="0.392430130818892">
            <text:p>0,39</text:p>
          </table:table-cell>
          <table:table-cell table:style-name="ce87" table:formula="of:=[.$E$4]/([.$B$4]*([.$B$10]-[.D86]))" office:value-type="float" office:value="1.5927624872579">
            <text:p>1,5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1">
            <text:p>21</text:p>
          </table:table-cell>
          <table:table-cell table:style-name="ce87" table:formula="of:=([.$B$19]/100)*[.B87]" office:value-type="float" office:value="23.6842105263158">
            <text:p>23,68</text:p>
          </table:table-cell>
          <table:table-cell table:style-name="ce87" table:formula="of:=[.$B$8]*[.C87]*[.$B$15]" office:value-type="float" office:value="0.42">
            <text:p>0,42</text:p>
          </table:table-cell>
          <table:table-cell table:style-name="ce87" table:formula="of:=[.$D$4]/([.$B$4]*([.$B$10]-[.D87]))" office:value-type="float" office:value="0.394484738833651">
            <text:p>0,39</text:p>
          </table:table-cell>
          <table:table-cell table:style-name="ce87" table:formula="of:=[.$E$4]/([.$B$4]*([.$B$10]-[.D87]))" office:value-type="float" office:value="1.60110155787182">
            <text:p>1,6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87" table:formula="of:=([.$B$19]/100)*[.B88]" office:value-type="float" office:value="24.812030075188">
            <text:p>24,81</text:p>
          </table:table-cell>
          <table:table-cell table:style-name="ce87" table:formula="of:=[.$B$8]*[.C88]*[.$B$15]" office:value-type="float" office:value="0.44">
            <text:p>0,44</text:p>
          </table:table-cell>
          <table:table-cell table:style-name="ce87" table:formula="of:=[.$D$4]/([.$B$4]*([.$B$10]-[.D88]))" office:value-type="float" office:value="0.396560974301196">
            <text:p>0,40</text:p>
          </table:table-cell>
          <table:table-cell table:style-name="ce87" table:formula="of:=[.$E$4]/([.$B$4]*([.$B$10]-[.D88]))" office:value-type="float" office:value="1.6095284081764">
            <text:p>1,6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3">
            <text:p>23</text:p>
          </table:table-cell>
          <table:table-cell table:style-name="ce87" table:formula="of:=([.$B$19]/100)*[.B89]" office:value-type="float" office:value="25.9398496240601">
            <text:p>25,94</text:p>
          </table:table-cell>
          <table:table-cell table:style-name="ce87" table:formula="of:=[.$B$8]*[.C89]*[.$B$15]" office:value-type="float" office:value="0.46">
            <text:p>0,46</text:p>
          </table:table-cell>
          <table:table-cell table:style-name="ce87" table:formula="of:=[.$D$4]/([.$B$4]*([.$B$10]-[.D89]))" office:value-type="float" office:value="0.39865918051443">
            <text:p>0,40</text:p>
          </table:table-cell>
          <table:table-cell table:style-name="ce87" table:formula="of:=[.$E$4]/([.$B$4]*([.$B$10]-[.D89]))" office:value-type="float" office:value="1.61804443150009">
            <text:p>1,6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87" table:formula="of:=([.$B$19]/100)*[.B90]" office:value-type="float" office:value="27.0676691729323">
            <text:p>27,07</text:p>
          </table:table-cell>
          <table:table-cell table:style-name="ce87" table:formula="of:=[.$B$8]*[.C90]*[.$B$15]" office:value-type="float" office:value="0.48">
            <text:p>0,48</text:p>
          </table:table-cell>
          <table:table-cell table:style-name="ce87" table:formula="of:=[.$D$4]/([.$B$4]*([.$B$10]-[.D90]))" office:value-type="float" office:value="0.400779708070358">
            <text:p>0,40</text:p>
          </table:table-cell>
          <table:table-cell table:style-name="ce87" table:formula="of:=[.$E$4]/([.$B$4]*([.$B$10]-[.D90]))" office:value-type="float" office:value="1.62665105081658">
            <text:p>1,6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5">
            <text:p>25</text:p>
          </table:table-cell>
          <table:table-cell table:style-name="ce87" table:formula="of:=([.$B$19]/100)*[.B91]" office:value-type="float" office:value="28.1954887218045">
            <text:p>28,20</text:p>
          </table:table-cell>
          <table:table-cell table:style-name="ce87" table:formula="of:=[.$B$8]*[.C91]*[.$B$15]" office:value-type="float" office:value="0.5">
            <text:p>0,50</text:p>
          </table:table-cell>
          <table:table-cell table:style-name="ce87" table:formula="of:=[.$D$4]/([.$B$4]*([.$B$10]-[.D91]))" office:value-type="float" office:value="0.402922915065387">
            <text:p>0,40</text:p>
          </table:table-cell>
          <table:table-cell table:style-name="ce87" table:formula="of:=[.$E$4]/([.$B$4]*([.$B$10]-[.D91]))" office:value-type="float" office:value="1.63534971953752">
            <text:p>1,6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87" table:formula="of:=([.$B$19]/100)*[.B92]" office:value-type="float" office:value="29.3233082706767">
            <text:p>29,32</text:p>
          </table:table-cell>
          <table:table-cell table:style-name="ce87" table:formula="of:=[.$B$8]*[.C92]*[.$B$15]" office:value-type="float" office:value="0.52">
            <text:p>0,52</text:p>
          </table:table-cell>
          <table:table-cell table:style-name="ce87" table:formula="of:=[.$D$4]/([.$B$4]*([.$B$10]-[.D92]))" office:value-type="float" office:value="0.405089167296921">
            <text:p>0,41</text:p>
          </table:table-cell>
          <table:table-cell table:style-name="ce87" table:formula="of:=[.$E$4]/([.$B$4]*([.$B$10]-[.D92]))" office:value-type="float" office:value="1.64414192233074">
            <text:p>1,6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7">
            <text:p>27</text:p>
          </table:table-cell>
          <table:table-cell table:style-name="ce87" table:formula="of:=([.$B$19]/100)*[.B93]" office:value-type="float" office:value="30.4511278195489">
            <text:p>30,45</text:p>
          </table:table-cell>
          <table:table-cell table:style-name="ce87" table:formula="of:=[.$B$8]*[.C93]*[.$B$15]" office:value-type="float" office:value="0.54">
            <text:p>0,54</text:p>
          </table:table-cell>
          <table:table-cell table:style-name="ce87" table:formula="of:=[.$D$4]/([.$B$4]*([.$B$10]-[.D93]))" office:value-type="float" office:value="0.407278838471499">
            <text:p>0,41</text:p>
          </table:table-cell>
          <table:table-cell table:style-name="ce87" table:formula="of:=[.$E$4]/([.$B$4]*([.$B$10]-[.D93]))" office:value-type="float" office:value="1.65302917596496">
            <text:p>1,6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8">
            <text:p>28</text:p>
          </table:table-cell>
          <table:table-cell table:style-name="ce87" table:formula="of:=([.$B$19]/100)*[.B94]" office:value-type="float" office:value="31.578947368421">
            <text:p>31,58</text:p>
          </table:table-cell>
          <table:table-cell table:style-name="ce87" table:formula="of:=[.$B$8]*[.C94]*[.$B$15]" office:value-type="float" office:value="0.56">
            <text:p>0,56</text:p>
          </table:table-cell>
          <table:table-cell table:style-name="ce87" table:formula="of:=[.$D$4]/([.$B$4]*([.$B$10]-[.D94]))" office:value-type="float" office:value="0.409492310419714">
            <text:p>0,41</text:p>
          </table:table-cell>
          <table:table-cell table:style-name="ce87" table:formula="of:=[.$E$4]/([.$B$4]*([.$B$10]-[.D94]))" office:value-type="float" office:value="1.66201303018216">
            <text:p>1,6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9">
            <text:p>29</text:p>
          </table:table-cell>
          <table:table-cell table:style-name="ce87" table:formula="of:=([.$B$19]/100)*[.B95]" office:value-type="float" office:value="32.7067669172932">
            <text:p>32,71</text:p>
          </table:table-cell>
          <table:table-cell table:style-name="ce87" table:formula="of:=[.$B$8]*[.C95]*[.$B$15]" office:value-type="float" office:value="0.58">
            <text:p>0,58</text:p>
          </table:table-cell>
          <table:table-cell table:style-name="ce87" table:formula="of:=[.$D$4]/([.$B$4]*([.$B$10]-[.D95]))" office:value-type="float" office:value="0.411729973318182">
            <text:p>0,41</text:p>
          </table:table-cell>
          <table:table-cell table:style-name="ce87" table:formula="of:=[.$E$4]/([.$B$4]*([.$B$10]-[.D95]))" office:value-type="float" office:value="1.67109506859845">
            <text:p>1,6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0">
            <text:p>30</text:p>
          </table:table-cell>
          <table:table-cell table:style-name="ce87" table:formula="of:=([.$B$19]/100)*[.B96]" office:value-type="float" office:value="33.8345864661654">
            <text:p>33,83</text:p>
          </table:table-cell>
          <table:table-cell table:style-name="ce87" table:formula="of:=[.$B$8]*[.C96]*[.$B$15]" office:value-type="float" office:value="0.6">
            <text:p>0,60</text:p>
          </table:table-cell>
          <table:table-cell table:style-name="ce87" table:formula="of:=[.$D$4]/([.$B$4]*([.$B$10]-[.D96]))" office:value-type="float" office:value="0.413992225918831">
            <text:p>0,41</text:p>
          </table:table-cell>
          <table:table-cell table:style-name="ce87" table:formula="of:=[.$E$4]/([.$B$4]*([.$B$10]-[.D96]))" office:value-type="float" office:value="1.68027690963471">
            <text:p>1,6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1">
            <text:p>31</text:p>
          </table:table-cell>
          <table:table-cell table:style-name="ce87" table:formula="of:=([.$B$19]/100)*[.B97]" office:value-type="float" office:value="34.9624060150376">
            <text:p>34,96</text:p>
          </table:table-cell>
          <table:table-cell table:style-name="ce87" table:formula="of:=[.$B$8]*[.C97]*[.$B$15]" office:value-type="float" office:value="0.62">
            <text:p>0,62</text:p>
          </table:table-cell>
          <table:table-cell table:style-name="ce87" table:formula="of:=[.$D$4]/([.$B$4]*([.$B$10]-[.D97]))" office:value-type="float" office:value="0.416279475785786">
            <text:p>0,42</text:p>
          </table:table-cell>
          <table:table-cell table:style-name="ce87" table:formula="of:=[.$E$4]/([.$B$4]*([.$B$10]-[.D97]))" office:value-type="float" office:value="1.68956020747799">
            <text:p>1,6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87" table:formula="of:=([.$B$19]/100)*[.B98]" office:value-type="float" office:value="36.0902255639098">
            <text:p>36,09</text:p>
          </table:table-cell>
          <table:table-cell table:style-name="ce87" table:formula="of:=[.$B$8]*[.C98]*[.$B$15]" office:value-type="float" office:value="0.64">
            <text:p>0,64</text:p>
          </table:table-cell>
          <table:table-cell table:style-name="ce87" table:formula="of:=[.$D$4]/([.$B$4]*([.$B$10]-[.D98]))" office:value-type="float" office:value="0.418592139540152">
            <text:p>0,42</text:p>
          </table:table-cell>
          <table:table-cell table:style-name="ce87" table:formula="of:=[.$E$4]/([.$B$4]*([.$B$10]-[.D98]))" office:value-type="float" office:value="1.69894665307509">
            <text:p>1,7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3">
            <text:p>33</text:p>
          </table:table-cell>
          <table:table-cell table:style-name="ce87" table:formula="of:=([.$B$19]/100)*[.B99]" office:value-type="float" office:value="37.2180451127819">
            <text:p>37,22</text:p>
          </table:table-cell>
          <table:table-cell table:style-name="ce87" table:formula="of:=[.$B$8]*[.C99]*[.$B$15]" office:value-type="float" office:value="0.66">
            <text:p>0,66</text:p>
          </table:table-cell>
          <table:table-cell table:style-name="ce87" table:formula="of:=[.$D$4]/([.$B$4]*([.$B$10]-[.D99]))" office:value-type="float" office:value="0.420930643113002">
            <text:p>0,42</text:p>
          </table:table-cell>
          <table:table-cell table:style-name="ce87" table:formula="of:=[.$E$4]/([.$B$4]*([.$B$10]-[.D99]))" office:value-type="float" office:value="1.70843797515931">
            <text:p>1,7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4">
            <text:p>34</text:p>
          </table:table-cell>
          <table:table-cell table:style-name="ce87" table:formula="of:=([.$B$19]/100)*[.B100]" office:value-type="float" office:value="38.3458646616541">
            <text:p>38,35</text:p>
          </table:table-cell>
          <table:table-cell table:style-name="ce87" table:formula="of:=[.$B$8]*[.C100]*[.$B$15]" office:value-type="float" office:value="0.68">
            <text:p>0,68</text:p>
          </table:table-cell>
          <table:table-cell table:style-name="ce87" table:formula="of:=[.$D$4]/([.$B$4]*([.$B$10]-[.D100]))" office:value-type="float" office:value="0.423295422006895">
            <text:p>0,42</text:p>
          </table:table-cell>
          <table:table-cell table:style-name="ce87" table:formula="of:=[.$E$4]/([.$B$4]*([.$B$10]-[.D100]))" office:value-type="float" office:value="1.71803594131189">
            <text:p>1,7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5">
            <text:p>35</text:p>
          </table:table-cell>
          <table:table-cell table:style-name="ce87" table:formula="of:=([.$B$19]/100)*[.B101]" office:value-type="float" office:value="39.4736842105263">
            <text:p>39,47</text:p>
          </table:table-cell>
          <table:table-cell table:style-name="ce87" table:formula="of:=[.$B$8]*[.C101]*[.$B$15]" office:value-type="float" office:value="0.7">
            <text:p>0,70</text:p>
          </table:table-cell>
          <table:table-cell table:style-name="ce87" table:formula="of:=[.$D$4]/([.$B$4]*([.$B$10]-[.D101]))" office:value-type="float" office:value="0.425686921566256">
            <text:p>0,43</text:p>
          </table:table-cell>
          <table:table-cell table:style-name="ce87" table:formula="of:=[.$E$4]/([.$B$4]*([.$B$10]-[.D101]))" office:value-type="float" office:value="1.72774235905942">
            <text:p>1,7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6">
            <text:p>36</text:p>
          </table:table-cell>
          <table:table-cell table:style-name="ce87" table:formula="of:=([.$B$19]/100)*[.B102]" office:value-type="float" office:value="40.6015037593985">
            <text:p>40,60</text:p>
          </table:table-cell>
          <table:table-cell table:style-name="ce87" table:formula="of:=[.$B$8]*[.C102]*[.$B$15]" office:value-type="float" office:value="0.72">
            <text:p>0,72</text:p>
          </table:table-cell>
          <table:table-cell table:style-name="ce87" table:formula="of:=[.$D$4]/([.$B$4]*([.$B$10]-[.D102]))" office:value-type="float" office:value="0.428105597256973">
            <text:p>0,43</text:p>
          </table:table-cell>
          <table:table-cell table:style-name="ce87" table:formula="of:=[.$E$4]/([.$B$4]*([.$B$10]-[.D102]))" office:value-type="float" office:value="1.73755907700862">
            <text:p>1,7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7">
            <text:p>37</text:p>
          </table:table-cell>
          <table:table-cell table:style-name="ce87" table:formula="of:=([.$B$19]/100)*[.B103]" office:value-type="float" office:value="41.7293233082707">
            <text:p>41,73</text:p>
          </table:table-cell>
          <table:table-cell table:style-name="ce87" table:formula="of:=[.$B$8]*[.C103]*[.$B$15]" office:value-type="float" office:value="0.74">
            <text:p>0,74</text:p>
          </table:table-cell>
          <table:table-cell table:style-name="ce87" table:formula="of:=[.$D$4]/([.$B$4]*([.$B$10]-[.D103]))" office:value-type="float" office:value="0.430551914955585">
            <text:p>0,43</text:p>
          </table:table-cell>
          <table:table-cell table:style-name="ce87" table:formula="of:=[.$E$4]/([.$B$4]*([.$B$10]-[.D103]))" office:value-type="float" office:value="1.7474879860201">
            <text:p>1,7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8">
            <text:p>38</text:p>
          </table:table-cell>
          <table:table-cell table:style-name="ce87" table:formula="of:=([.$B$19]/100)*[.B104]" office:value-type="float" office:value="42.8571428571429">
            <text:p>42,86</text:p>
          </table:table-cell>
          <table:table-cell table:style-name="ce87" table:formula="of:=[.$B$8]*[.C104]*[.$B$15]" office:value-type="float" office:value="0.76">
            <text:p>0,76</text:p>
          </table:table-cell>
          <table:table-cell table:style-name="ce87" table:formula="of:=[.$D$4]/([.$B$4]*([.$B$10]-[.D104]))" office:value-type="float" office:value="0.433026351248433">
            <text:p>0,43</text:p>
          </table:table-cell>
          <table:table-cell table:style-name="ce87" table:formula="of:=[.$E$4]/([.$B$4]*([.$B$10]-[.D104]))" office:value-type="float" office:value="1.75753102042251">
            <text:p>1,7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39">
            <text:p>39</text:p>
          </table:table-cell>
          <table:table-cell table:style-name="ce87" table:formula="of:=([.$B$19]/100)*[.B105]" office:value-type="float" office:value="43.984962406015">
            <text:p>43,98</text:p>
          </table:table-cell>
          <table:table-cell table:style-name="ce87" table:formula="of:=[.$B$8]*[.C105]*[.$B$15]" office:value-type="float" office:value="0.78">
            <text:p>0,78</text:p>
          </table:table-cell>
          <table:table-cell table:style-name="ce87" table:formula="of:=[.$D$4]/([.$B$4]*([.$B$10]-[.D105]))" office:value-type="float" office:value="0.435529393741198">
            <text:p>0,44</text:p>
          </table:table-cell>
          <table:table-cell table:style-name="ce87" table:formula="of:=[.$E$4]/([.$B$4]*([.$B$10]-[.D105]))" office:value-type="float" office:value="1.76769015926888">
            <text:p>1,7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0">
            <text:p>40</text:p>
          </table:table-cell>
          <table:table-cell table:style-name="ce87" table:formula="of:=([.$B$19]/100)*[.B106]" office:value-type="float" office:value="45.1127819548872">
            <text:p>45,11</text:p>
          </table:table-cell>
          <table:table-cell table:style-name="ce87" table:formula="of:=[.$B$8]*[.C106]*[.$B$15]" office:value-type="float" office:value="0.8">
            <text:p>0,80</text:p>
          </table:table-cell>
          <table:table-cell table:style-name="ce87" table:formula="of:=[.$D$4]/([.$B$4]*([.$B$10]-[.D106]))" office:value-type="float" office:value="0.438061541379228">
            <text:p>0,44</text:p>
          </table:table-cell>
          <table:table-cell table:style-name="ce87" table:formula="of:=[.$E$4]/([.$B$4]*([.$B$10]-[.D106]))" office:value-type="float" office:value="1.77796742763673">
            <text:p>1,7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1">
            <text:p>41</text:p>
          </table:table-cell>
          <table:table-cell table:style-name="ce87" table:formula="of:=([.$B$19]/100)*[.B107]" office:value-type="float" office:value="46.2406015037594">
            <text:p>46,24</text:p>
          </table:table-cell>
          <table:table-cell table:style-name="ce87" table:formula="of:=[.$B$8]*[.C107]*[.$B$15]" office:value-type="float" office:value="0.82">
            <text:p>0,82</text:p>
          </table:table-cell>
          <table:table-cell table:style-name="ce87" table:formula="of:=[.$D$4]/([.$B$4]*([.$B$10]-[.D107]))" office:value-type="float" office:value="0.440623304779107">
            <text:p>0,44</text:p>
          </table:table-cell>
          <table:table-cell table:style-name="ce87" table:formula="of:=[.$E$4]/([.$B$4]*([.$B$10]-[.D107]))" office:value-type="float" office:value="1.78836489797378">
            <text:p>1,7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2">
            <text:p>42</text:p>
          </table:table-cell>
          <table:table-cell table:style-name="ce87" table:formula="of:=([.$B$19]/100)*[.B108]" office:value-type="float" office:value="47.3684210526316">
            <text:p>47,37</text:p>
          </table:table-cell>
          <table:table-cell table:style-name="ce87" table:formula="of:=[.$B$8]*[.C108]*[.$B$15]" office:value-type="float" office:value="0.84">
            <text:p>0,84</text:p>
          </table:table-cell>
          <table:table-cell table:style-name="ce87" table:formula="of:=[.$D$4]/([.$B$4]*([.$B$10]-[.D108]))" office:value-type="float" office:value="0.443215206571925">
            <text:p>0,44</text:p>
          </table:table-cell>
          <table:table-cell table:style-name="ce87" table:formula="of:=[.$E$4]/([.$B$4]*([.$B$10]-[.D108]))" office:value-type="float" office:value="1.79888469149128">
            <text:p>1,8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3">
            <text:p>43</text:p>
          </table:table-cell>
          <table:table-cell table:style-name="ce87" table:formula="of:=([.$B$19]/100)*[.B109]" office:value-type="float" office:value="48.4962406015038">
            <text:p>48,50</text:p>
          </table:table-cell>
          <table:table-cell table:style-name="ce87" table:formula="of:=[.$B$8]*[.C109]*[.$B$15]" office:value-type="float" office:value="0.86">
            <text:p>0,86</text:p>
          </table:table-cell>
          <table:table-cell table:style-name="ce87" table:formula="of:=[.$D$4]/([.$B$4]*([.$B$10]-[.D109]))" office:value-type="float" office:value="0.445837781758742">
            <text:p>0,45</text:p>
          </table:table-cell>
          <table:table-cell table:style-name="ce87" table:formula="of:=[.$E$4]/([.$B$4]*([.$B$10]-[.D109]))" office:value-type="float" office:value="1.80952897960661">
            <text:p>1,8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4">
            <text:p>44</text:p>
          </table:table-cell>
          <table:table-cell table:style-name="ce87" table:formula="of:=([.$B$19]/100)*[.B110]" office:value-type="float" office:value="49.6240601503759">
            <text:p>49,62</text:p>
          </table:table-cell>
          <table:table-cell table:style-name="ce87" table:formula="of:=[.$B$8]*[.C110]*[.$B$15]" office:value-type="float" office:value="0.88">
            <text:p>0,88</text:p>
          </table:table-cell>
          <table:table-cell table:style-name="ce87" table:formula="of:=[.$D$4]/([.$B$4]*([.$B$10]-[.D110]))" office:value-type="float" office:value="0.448491578078734">
            <text:p>0,45</text:p>
          </table:table-cell>
          <table:table-cell table:style-name="ce87" table:formula="of:=[.$E$4]/([.$B$4]*([.$B$10]-[.D110]))" office:value-type="float" office:value="1.8202999854376">
            <text:p>1,8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5">
            <text:p>45</text:p>
          </table:table-cell>
          <table:table-cell table:style-name="ce87" table:formula="of:=([.$B$19]/100)*[.B111]" office:value-type="float" office:value="50.7518796992481">
            <text:p>50,75</text:p>
          </table:table-cell>
          <table:table-cell table:style-name="ce87" table:formula="of:=[.$B$8]*[.C111]*[.$B$15]" office:value-type="float" office:value="0.9">
            <text:p>0,90</text:p>
          </table:table-cell>
          <table:table-cell table:style-name="ce87" table:formula="of:=[.$D$4]/([.$B$4]*([.$B$10]-[.D111]))" office:value-type="float" office:value="0.451177156390583">
            <text:p>0,45</text:p>
          </table:table-cell>
          <table:table-cell table:style-name="ce87" table:formula="of:=[.$E$4]/([.$B$4]*([.$B$10]-[.D111]))" office:value-type="float" office:value="1.8311999853504">
            <text:p>1,8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6">
            <text:p>46</text:p>
          </table:table-cell>
          <table:table-cell table:style-name="ce87" table:formula="of:=([.$B$19]/100)*[.B112]" office:value-type="float" office:value="51.8796992481203">
            <text:p>51,88</text:p>
          </table:table-cell>
          <table:table-cell table:style-name="ce87" table:formula="of:=[.$B$8]*[.C112]*[.$B$15]" office:value-type="float" office:value="0.92">
            <text:p>0,92</text:p>
          </table:table-cell>
          <table:table-cell table:style-name="ce87" table:formula="of:=[.$D$4]/([.$B$4]*([.$B$10]-[.D112]))" office:value-type="float" office:value="0.453895091067634">
            <text:p>0,45</text:p>
          </table:table-cell>
          <table:table-cell table:style-name="ce87" table:formula="of:=[.$E$4]/([.$B$4]*([.$B$10]-[.D112]))" office:value-type="float" office:value="1.84223131056335">
            <text:p>1,8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7">
            <text:p>47</text:p>
          </table:table-cell>
          <table:table-cell table:style-name="ce87" table:formula="of:=([.$B$19]/100)*[.B113]" office:value-type="float" office:value="53.0075187969925">
            <text:p>53,01</text:p>
          </table:table-cell>
          <table:table-cell table:style-name="ce87" table:formula="of:=[.$B$8]*[.C113]*[.$B$15]" office:value-type="float" office:value="0.94">
            <text:p>0,94</text:p>
          </table:table-cell>
          <table:table-cell table:style-name="ce87" table:formula="of:=[.$D$4]/([.$B$4]*([.$B$10]-[.D113]))" office:value-type="float" office:value="0.456645970407438">
            <text:p>0,46</text:p>
          </table:table-cell>
          <table:table-cell table:style-name="ce87" table:formula="of:=[.$E$4]/([.$B$4]*([.$B$10]-[.D113]))" office:value-type="float" office:value="1.85339634880919">
            <text:p>1,8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8">
            <text:p>48</text:p>
          </table:table-cell>
          <table:table-cell table:style-name="ce87" table:formula="of:=([.$B$19]/100)*[.B114]" office:value-type="float" office:value="54.1353383458647">
            <text:p>54,14</text:p>
          </table:table-cell>
          <table:table-cell table:style-name="ce87" table:formula="of:=[.$B$8]*[.C114]*[.$B$15]" office:value-type="float" office:value="0.96">
            <text:p>0,96</text:p>
          </table:table-cell>
          <table:table-cell table:style-name="ce87" table:formula="of:=[.$D$4]/([.$B$4]*([.$B$10]-[.D114]))" office:value-type="float" office:value="0.459430397056264">
            <text:p>0,46</text:p>
          </table:table-cell>
          <table:table-cell table:style-name="ce87" table:formula="of:=[.$E$4]/([.$B$4]*([.$B$10]-[.D114]))" office:value-type="float" office:value="1.86469754605803">
            <text:p>1,8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49">
            <text:p>49</text:p>
          </table:table-cell>
          <table:table-cell table:style-name="ce87" table:formula="of:=([.$B$19]/100)*[.B115]" office:value-type="float" office:value="55.2631578947368">
            <text:p>55,26</text:p>
          </table:table-cell>
          <table:table-cell table:style-name="ce87" table:formula="of:=[.$B$8]*[.C115]*[.$B$15]" office:value-type="float" office:value="0.98">
            <text:p>0,98</text:p>
          </table:table-cell>
          <table:table-cell table:style-name="ce87" table:formula="of:=[.$D$4]/([.$B$4]*([.$B$10]-[.D115]))" office:value-type="float" office:value="0.462248988449247">
            <text:p>0,46</text:p>
          </table:table-cell>
          <table:table-cell table:style-name="ce87" table:formula="of:=[.$E$4]/([.$B$4]*([.$B$10]-[.D115]))" office:value-type="float" office:value="1.87613740830378">
            <text:p>1,8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0">
            <text:p>50</text:p>
          </table:table-cell>
          <table:table-cell table:style-name="ce87" table:formula="of:=([.$B$19]/100)*[.B116]" office:value-type="float" office:value="56.390977443609">
            <text:p>56,39</text:p>
          </table:table-cell>
          <table:table-cell table:style-name="ce87" table:formula="of:=[.$B$8]*[.C116]*[.$B$15]" office:value-type="float" office:value="1">
            <text:p>1,00</text:p>
          </table:table-cell>
          <table:table-cell table:style-name="ce87" table:formula="of:=[.$D$4]/([.$B$4]*([.$B$10]-[.D116]))" office:value-type="float" office:value="0.465102377266835">
            <text:p>0,47</text:p>
          </table:table-cell>
          <table:table-cell table:style-name="ce87" table:formula="of:=[.$E$4]/([.$B$4]*([.$B$10]-[.D116]))" office:value-type="float" office:value="1.88771850341677">
            <text:p>1,8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1">
            <text:p>51</text:p>
          </table:table-cell>
          <table:table-cell table:style-name="ce87" table:formula="of:=([.$B$19]/100)*[.B117]" office:value-type="float" office:value="57.5187969924812">
            <text:p>57,52</text:p>
          </table:table-cell>
          <table:table-cell table:style-name="ce87" table:formula="of:=[.$B$8]*[.C117]*[.$B$15]" office:value-type="float" office:value="1.02">
            <text:p>1,02</text:p>
          </table:table-cell>
          <table:table-cell table:style-name="ce87" table:formula="of:=[.$D$4]/([.$B$4]*([.$B$10]-[.D117]))" office:value-type="float" office:value="0.467991211908244">
            <text:p>0,47</text:p>
          </table:table-cell>
          <table:table-cell table:style-name="ce87" table:formula="of:=[.$E$4]/([.$B$4]*([.$B$10]-[.D117]))" office:value-type="float" office:value="1.89944346306532">
            <text:p>1,9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2">
            <text:p>52</text:p>
          </table:table-cell>
          <table:table-cell table:style-name="ce87" table:formula="of:=([.$B$19]/100)*[.B118]" office:value-type="float" office:value="58.6466165413534">
            <text:p>58,65</text:p>
          </table:table-cell>
          <table:table-cell table:style-name="ce87" table:formula="of:=[.$B$8]*[.C118]*[.$B$15]" office:value-type="float" office:value="1.04">
            <text:p>1,04</text:p>
          </table:table-cell>
          <table:table-cell table:style-name="ce87" table:formula="of:=[.$D$4]/([.$B$4]*([.$B$10]-[.D118]))" office:value-type="float" office:value="0.470916156982671">
            <text:p>0,47</text:p>
          </table:table-cell>
          <table:table-cell table:style-name="ce87" table:formula="of:=[.$E$4]/([.$B$4]*([.$B$10]-[.D118]))" office:value-type="float" office:value="1.91131498470948">
            <text:p>1,9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3">
            <text:p>53</text:p>
          </table:table-cell>
          <table:table-cell table:style-name="ce87" table:formula="of:=([.$B$19]/100)*[.B119]" office:value-type="float" office:value="59.7744360902256">
            <text:p>59,77</text:p>
          </table:table-cell>
          <table:table-cell table:style-name="ce87" table:formula="of:=[.$B$8]*[.C119]*[.$B$15]" office:value-type="float" office:value="1.06">
            <text:p>1,06</text:p>
          </table:table-cell>
          <table:table-cell table:style-name="ce87" table:formula="of:=[.$D$4]/([.$B$4]*([.$B$10]-[.D119]))" office:value-type="float" office:value="0.47387789381904">
            <text:p>0,47</text:p>
          </table:table-cell>
          <table:table-cell table:style-name="ce87" table:formula="of:=[.$E$4]/([.$B$4]*([.$B$10]-[.D119]))" office:value-type="float" office:value="1.92333583366992">
            <text:p>1,9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4">
            <text:p>54</text:p>
          </table:table-cell>
          <table:table-cell table:style-name="ce87" table:formula="of:=([.$B$19]/100)*[.B120]" office:value-type="float" office:value="60.9022556390977">
            <text:p>60,90</text:p>
          </table:table-cell>
          <table:table-cell table:style-name="ce87" table:formula="of:=[.$B$8]*[.C120]*[.$B$15]" office:value-type="float" office:value="1.08">
            <text:p>1,08</text:p>
          </table:table-cell>
          <table:table-cell table:style-name="ce87" table:formula="of:=[.$D$4]/([.$B$4]*([.$B$10]-[.D120]))" office:value-type="float" office:value="0.47687712099511">
            <text:p>0,48</text:p>
          </table:table-cell>
          <table:table-cell table:style-name="ce87" table:formula="of:=[.$E$4]/([.$B$4]*([.$B$10]-[.D120]))" office:value-type="float" office:value="1.93550884527542">
            <text:p>1,9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5">
            <text:p>55</text:p>
          </table:table-cell>
          <table:table-cell table:style-name="ce87" table:formula="of:=([.$B$19]/100)*[.B121]" office:value-type="float" office:value="62.0300751879699">
            <text:p>62,03</text:p>
          </table:table-cell>
          <table:table-cell table:style-name="ce87" table:formula="of:=[.$B$8]*[.C121]*[.$B$15]" office:value-type="float" office:value="1.1">
            <text:p>1,10</text:p>
          </table:table-cell>
          <table:table-cell table:style-name="ce87" table:formula="of:=[.$D$4]/([.$B$4]*([.$B$10]-[.D121]))" office:value-type="float" office:value="0.479914554886798">
            <text:p>0,48</text:p>
          </table:table-cell>
          <table:table-cell table:style-name="ce87" table:formula="of:=[.$E$4]/([.$B$4]*([.$B$10]-[.D121]))" office:value-type="float" office:value="1.94783692709246">
            <text:p>1,9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6">
            <text:p>56</text:p>
          </table:table-cell>
          <table:table-cell table:style-name="ce87" table:formula="of:=([.$B$19]/100)*[.B122]" office:value-type="float" office:value="63.1578947368421">
            <text:p>63,16</text:p>
          </table:table-cell>
          <table:table-cell table:style-name="ce87" table:formula="of:=[.$B$8]*[.C122]*[.$B$15]" office:value-type="float" office:value="1.12">
            <text:p>1,12</text:p>
          </table:table-cell>
          <table:table-cell table:style-name="ce87" table:formula="of:=[.$D$4]/([.$B$4]*([.$B$10]-[.D122]))" office:value-type="float" office:value="0.482990930238637">
            <text:p>0,48</text:p>
          </table:table-cell>
          <table:table-cell table:style-name="ce87" table:formula="of:=[.$E$4]/([.$B$4]*([.$B$10]-[.D122]))" office:value-type="float" office:value="1.96032306124049">
            <text:p>1,9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7">
            <text:p>57</text:p>
          </table:table-cell>
          <table:table-cell table:style-name="ce87" table:formula="of:=([.$B$19]/100)*[.B123]" office:value-type="float" office:value="64.2857142857143">
            <text:p>64,29</text:p>
          </table:table-cell>
          <table:table-cell table:style-name="ce87" table:formula="of:=[.$B$8]*[.C123]*[.$B$15]" office:value-type="float" office:value="1.14">
            <text:p>1,14</text:p>
          </table:table-cell>
          <table:table-cell table:style-name="ce87" table:formula="of:=[.$D$4]/([.$B$4]*([.$B$10]-[.D123]))" office:value-type="float" office:value="0.486107000756305">
            <text:p>0,49</text:p>
          </table:table-cell>
          <table:table-cell table:style-name="ce87" table:formula="of:=[.$E$4]/([.$B$4]*([.$B$10]-[.D123]))" office:value-type="float" office:value="1.97297030679688">
            <text:p>1,9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8">
            <text:p>58</text:p>
          </table:table-cell>
          <table:table-cell table:style-name="ce87" table:formula="of:=([.$B$19]/100)*[.B124]" office:value-type="float" office:value="65.4135338345865">
            <text:p>65,41</text:p>
          </table:table-cell>
          <table:table-cell table:style-name="ce87" table:formula="of:=[.$B$8]*[.C124]*[.$B$15]" office:value-type="float" office:value="1.16">
            <text:p>1,16</text:p>
          </table:table-cell>
          <table:table-cell table:style-name="ce87" table:formula="of:=[.$D$4]/([.$B$4]*([.$B$10]-[.D124]))" office:value-type="float" office:value="0.489263539722255">
            <text:p>0,49</text:p>
          </table:table-cell>
          <table:table-cell table:style-name="ce87" table:formula="of:=[.$E$4]/([.$B$4]*([.$B$10]-[.D124]))" office:value-type="float" office:value="1.98578180229556">
            <text:p>1,9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59">
            <text:p>59</text:p>
          </table:table-cell>
          <table:table-cell table:style-name="ce87" table:formula="of:=([.$B$19]/100)*[.B125]" office:value-type="float" office:value="66.5413533834586">
            <text:p>66,54</text:p>
          </table:table-cell>
          <table:table-cell table:style-name="ce87" table:formula="of:=[.$B$8]*[.C125]*[.$B$15]" office:value-type="float" office:value="1.18">
            <text:p>1,18</text:p>
          </table:table-cell>
          <table:table-cell table:style-name="ce87" table:formula="of:=[.$D$4]/([.$B$4]*([.$B$10]-[.D125]))" office:value-type="float" office:value="0.492461340635473">
            <text:p>0,49</text:p>
          </table:table-cell>
          <table:table-cell table:style-name="ce87" table:formula="of:=[.$E$4]/([.$B$4]*([.$B$10]-[.D125]))" office:value-type="float" office:value="1.99876076832364">
            <text:p>2,0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0">
            <text:p>60</text:p>
          </table:table-cell>
          <table:table-cell table:style-name="ce87" table:formula="of:=([.$B$19]/100)*[.B126]" office:value-type="float" office:value="67.6691729323308">
            <text:p>67,67</text:p>
          </table:table-cell>
          <table:table-cell table:style-name="ce87" table:formula="of:=[.$B$8]*[.C126]*[.$B$15]" office:value-type="float" office:value="1.2">
            <text:p>1,20</text:p>
          </table:table-cell>
          <table:table-cell table:style-name="ce87" table:formula="of:=[.$D$4]/([.$B$4]*([.$B$10]-[.D126]))" office:value-type="float" office:value="0.495701217876495">
            <text:p>0,50</text:p>
          </table:table-cell>
          <table:table-cell table:style-name="ce87" table:formula="of:=[.$E$4]/([.$B$4]*([.$B$10]-[.D126]))" office:value-type="float" office:value="2.0119105102205">
            <text:p>2,0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1">
            <text:p>61</text:p>
          </table:table-cell>
          <table:table-cell table:style-name="ce87" table:formula="of:=([.$B$19]/100)*[.B127]" office:value-type="float" office:value="68.796992481203">
            <text:p>68,80</text:p>
          </table:table-cell>
          <table:table-cell table:style-name="ce87" table:formula="of:=[.$B$8]*[.C127]*[.$B$15]" office:value-type="float" office:value="1.22">
            <text:p>1,22</text:p>
          </table:table-cell>
          <table:table-cell table:style-name="ce87" table:formula="of:=[.$D$4]/([.$B$4]*([.$B$10]-[.D127]))" office:value-type="float" office:value="0.498984007398856">
            <text:p>0,50</text:p>
          </table:table-cell>
          <table:table-cell table:style-name="ce87" table:formula="of:=[.$E$4]/([.$B$4]*([.$B$10]-[.D127]))" office:value-type="float" office:value="2.02523442088422">
            <text:p>2,0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2">
            <text:p>62</text:p>
          </table:table-cell>
          <table:table-cell table:style-name="ce87" table:formula="of:=([.$B$19]/100)*[.B128]" office:value-type="float" office:value="69.9248120300752">
            <text:p>69,92</text:p>
          </table:table-cell>
          <table:table-cell table:style-name="ce87" table:formula="of:=[.$B$8]*[.C128]*[.$B$15]" office:value-type="float" office:value="1.24">
            <text:p>1,24</text:p>
          </table:table-cell>
          <table:table-cell table:style-name="ce87" table:formula="of:=[.$D$4]/([.$B$4]*([.$B$10]-[.D128]))" office:value-type="float" office:value="0.502310567448182">
            <text:p>0,50</text:p>
          </table:table-cell>
          <table:table-cell table:style-name="ce87" table:formula="of:=[.$E$4]/([.$B$4]*([.$B$10]-[.D128]))" office:value-type="float" office:value="2.03873598369011">
            <text:p>2,0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3">
            <text:p>63</text:p>
          </table:table-cell>
          <table:table-cell table:style-name="ce87" table:formula="of:=([.$B$19]/100)*[.B129]" office:value-type="float" office:value="71.0526315789474">
            <text:p>71,05</text:p>
          </table:table-cell>
          <table:table-cell table:style-name="ce87" table:formula="of:=[.$B$8]*[.C129]*[.$B$15]" office:value-type="float" office:value="1.26">
            <text:p>1,26</text:p>
          </table:table-cell>
          <table:table-cell table:style-name="ce87" table:formula="of:=[.$D$4]/([.$B$4]*([.$B$10]-[.D129]))" office:value-type="float" office:value="0.50568177931025">
            <text:p>0,51</text:p>
          </table:table-cell>
          <table:table-cell table:style-name="ce87" table:formula="of:=[.$E$4]/([.$B$4]*([.$B$10]-[.D129]))" office:value-type="float" office:value="2.05241877552696">
            <text:p>2,0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4">
            <text:p>64</text:p>
          </table:table-cell>
          <table:table-cell table:style-name="ce87" table:formula="of:=([.$B$19]/100)*[.B130]" office:value-type="float" office:value="72.1804511278195">
            <text:p>72,18</text:p>
          </table:table-cell>
          <table:table-cell table:style-name="ce87" table:formula="of:=[.$B$8]*[.C130]*[.$B$15]" office:value-type="float" office:value="1.28">
            <text:p>1,28</text:p>
          </table:table-cell>
          <table:table-cell table:style-name="ce87" table:formula="of:=[.$D$4]/([.$B$4]*([.$B$10]-[.D130]))" office:value-type="float" office:value="0.509098548089374">
            <text:p>0,51</text:p>
          </table:table-cell>
          <table:table-cell table:style-name="ce87" table:formula="of:=[.$E$4]/([.$B$4]*([.$B$10]-[.D130]))" office:value-type="float" office:value="2.06628646995619">
            <text:p>2,0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5">
            <text:p>65</text:p>
          </table:table-cell>
          <table:table-cell table:style-name="ce87" table:formula="of:=([.$B$19]/100)*[.B131]" office:value-type="float" office:value="73.3082706766917">
            <text:p>73,31</text:p>
          </table:table-cell>
          <table:table-cell table:style-name="ce87" table:formula="of:=[.$B$8]*[.C131]*[.$B$15]" office:value-type="float" office:value="1.3">
            <text:p>1,30</text:p>
          </table:table-cell>
          <table:table-cell table:style-name="ce87" table:formula="of:=[.$D$4]/([.$B$4]*([.$B$10]-[.D131]))" office:value-type="float" office:value="0.512561803518553">
            <text:p>0,51</text:p>
          </table:table-cell>
          <table:table-cell table:style-name="ce87" table:formula="of:=[.$E$4]/([.$B$4]*([.$B$10]-[.D131]))" office:value-type="float" office:value="2.08034284050011">
            <text:p>2,0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6">
            <text:p>66</text:p>
          </table:table-cell>
          <table:table-cell table:style-name="ce87" table:formula="of:=([.$B$19]/100)*[.B132]" office:value-type="float" office:value="74.4360902255639">
            <text:p>74,44</text:p>
          </table:table-cell>
          <table:table-cell table:style-name="ce87" table:formula="of:=[.$B$8]*[.C132]*[.$B$15]" office:value-type="float" office:value="1.32">
            <text:p>1,32</text:p>
          </table:table-cell>
          <table:table-cell table:style-name="ce87" table:formula="of:=[.$D$4]/([.$B$4]*([.$B$10]-[.D132]))" office:value-type="float" office:value="0.516072500802927">
            <text:p>0,52</text:p>
          </table:table-cell>
          <table:table-cell table:style-name="ce87" table:formula="of:=[.$E$4]/([.$B$4]*([.$B$10]-[.D132]))" office:value-type="float" office:value="2.09459176406518">
            <text:p>2,0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7">
            <text:p>67</text:p>
          </table:table-cell>
          <table:table-cell table:style-name="ce87" table:formula="of:=([.$B$19]/100)*[.B133]" office:value-type="float" office:value="75.5639097744361">
            <text:p>75,56</text:p>
          </table:table-cell>
          <table:table-cell table:style-name="ce87" table:formula="of:=[.$B$8]*[.C133]*[.$B$15]" office:value-type="float" office:value="1.34">
            <text:p>1,34</text:p>
          </table:table-cell>
          <table:table-cell table:style-name="ce87" table:formula="of:=[.$D$4]/([.$B$4]*([.$B$10]-[.D133]))" office:value-type="float" office:value="0.519631621498119">
            <text:p>0,52</text:p>
          </table:table-cell>
          <table:table-cell table:style-name="ce87" table:formula="of:=[.$E$4]/([.$B$4]*([.$B$10]-[.D133]))" office:value-type="float" office:value="2.10903722450701">
            <text:p>2,1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8">
            <text:p>68</text:p>
          </table:table-cell>
          <table:table-cell table:style-name="ce87" table:formula="of:=([.$B$19]/100)*[.B134]" office:value-type="float" office:value="76.6917293233083">
            <text:p>76,69</text:p>
          </table:table-cell>
          <table:table-cell table:style-name="ce87" table:formula="of:=[.$B$8]*[.C134]*[.$B$15]" office:value-type="float" office:value="1.36">
            <text:p>1,36</text:p>
          </table:table-cell>
          <table:table-cell table:style-name="ce87" table:formula="of:=[.$D$4]/([.$B$4]*([.$B$10]-[.D134]))" office:value-type="float" office:value="0.52324017442519">
            <text:p>0,52</text:p>
          </table:table-cell>
          <table:table-cell table:style-name="ce87" table:formula="of:=[.$E$4]/([.$B$4]*([.$B$10]-[.D134]))" office:value-type="float" office:value="2.12368331634387">
            <text:p>2,1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9">
            <text:p>69</text:p>
          </table:table-cell>
          <table:table-cell table:style-name="ce87" table:formula="of:=([.$B$19]/100)*[.B135]" office:value-type="float" office:value="77.8195488721804">
            <text:p>77,82</text:p>
          </table:table-cell>
          <table:table-cell table:style-name="ce87" table:formula="of:=[.$B$8]*[.C135]*[.$B$15]" office:value-type="float" office:value="1.38">
            <text:p>1,38</text:p>
          </table:table-cell>
          <table:table-cell table:style-name="ce87" table:formula="of:=[.$D$4]/([.$B$4]*([.$B$10]-[.D135]))" office:value-type="float" office:value="0.526899196623967">
            <text:p>0,53</text:p>
          </table:table-cell>
          <table:table-cell table:style-name="ce87" table:formula="of:=[.$E$4]/([.$B$4]*([.$B$10]-[.D135]))" office:value-type="float" office:value="2.13853424862599">
            <text:p>2,1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0">
            <text:p>70</text:p>
          </table:table-cell>
          <table:table-cell table:style-name="ce87" table:formula="of:=([.$B$19]/100)*[.B136]" office:value-type="float" office:value="78.9473684210526">
            <text:p>78,95</text:p>
          </table:table-cell>
          <table:table-cell table:style-name="ce87" table:formula="of:=[.$B$8]*[.C136]*[.$B$15]" office:value-type="float" office:value="1.4">
            <text:p>1,40</text:p>
          </table:table-cell>
          <table:table-cell table:style-name="ce87" table:formula="of:=[.$D$4]/([.$B$4]*([.$B$10]-[.D136]))" office:value-type="float" office:value="0.530609754346671">
            <text:p>0,53</text:p>
          </table:table-cell>
          <table:table-cell table:style-name="ce87" table:formula="of:=[.$E$4]/([.$B$4]*([.$B$10]-[.D136]))" office:value-type="float" office:value="2.15359434896843">
            <text:p>2,1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1">
            <text:p>71</text:p>
          </table:table-cell>
          <table:table-cell table:style-name="ce87" table:formula="of:=([.$B$19]/100)*[.B137]" office:value-type="float" office:value="80.0751879699248">
            <text:p>80,08</text:p>
          </table:table-cell>
          <table:table-cell table:style-name="ce87" table:formula="of:=[.$B$8]*[.C137]*[.$B$15]" office:value-type="float" office:value="1.42">
            <text:p>1,42</text:p>
          </table:table-cell>
          <table:table-cell table:style-name="ce87" table:formula="of:=[.$D$4]/([.$B$4]*([.$B$10]-[.D137]))" office:value-type="float" office:value="0.534372944093811">
            <text:p>0,53</text:p>
          </table:table-cell>
          <table:table-cell table:style-name="ce87" table:formula="of:=[.$E$4]/([.$B$4]*([.$B$10]-[.D137]))" office:value-type="float" office:value="2.16886806775544">
            <text:p>2,1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2">
            <text:p>72</text:p>
          </table:table-cell>
          <table:table-cell table:style-name="ce87" table:formula="of:=([.$B$19]/100)*[.B138]" office:value-type="float" office:value="81.203007518797">
            <text:p>81,20</text:p>
          </table:table-cell>
          <table:table-cell table:style-name="ce87" table:formula="of:=[.$B$8]*[.C138]*[.$B$15]" office:value-type="float" office:value="1.44">
            <text:p>1,44</text:p>
          </table:table-cell>
          <table:table-cell table:style-name="ce87" table:formula="of:=[.$D$4]/([.$B$4]*([.$B$10]-[.D138]))" office:value-type="float" office:value="0.538189893694481">
            <text:p>0,54</text:p>
          </table:table-cell>
          <table:table-cell table:style-name="ce87" table:formula="of:=[.$E$4]/([.$B$4]*([.$B$10]-[.D138]))" office:value-type="float" office:value="2.18435998252512">
            <text:p>2,1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3">
            <text:p>73</text:p>
          </table:table-cell>
          <table:table-cell table:style-name="ce87" table:formula="of:=([.$B$19]/100)*[.B139]" office:value-type="float" office:value="82.3308270676692">
            <text:p>82,33</text:p>
          </table:table-cell>
          <table:table-cell table:style-name="ce87" table:formula="of:=[.$B$8]*[.C139]*[.$B$15]" office:value-type="float" office:value="1.46">
            <text:p>1,46</text:p>
          </table:table-cell>
          <table:table-cell table:style-name="ce87" table:formula="of:=[.$D$4]/([.$B$4]*([.$B$10]-[.D139]))" office:value-type="float" office:value="0.54206176343329">
            <text:p>0,54</text:p>
          </table:table-cell>
          <table:table-cell table:style-name="ce87" table:formula="of:=[.$E$4]/([.$B$4]*([.$B$10]-[.D139]))" office:value-type="float" office:value="2.20007480254329">
            <text:p>2,2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4">
            <text:p>74</text:p>
          </table:table-cell>
          <table:table-cell table:style-name="ce87" table:formula="of:=([.$B$19]/100)*[.B140]" office:value-type="float" office:value="83.4586466165414">
            <text:p>83,46</text:p>
          </table:table-cell>
          <table:table-cell table:style-name="ce87" table:formula="of:=[.$B$8]*[.C140]*[.$B$15]" office:value-type="float" office:value="1.48">
            <text:p>1,48</text:p>
          </table:table-cell>
          <table:table-cell table:style-name="ce87" table:formula="of:=[.$D$4]/([.$B$4]*([.$B$10]-[.D140]))" office:value-type="float" office:value="0.545989747226285">
            <text:p>0,55</text:p>
          </table:table-cell>
          <table:table-cell table:style-name="ce87" table:formula="of:=[.$E$4]/([.$B$4]*([.$B$10]-[.D140]))" office:value-type="float" office:value="2.21601737357621">
            <text:p>2,2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5">
            <text:p>75</text:p>
          </table:table-cell>
          <table:table-cell table:style-name="ce87" table:formula="of:=([.$B$19]/100)*[.B141]" office:value-type="float" office:value="84.5864661654135">
            <text:p>84,59</text:p>
          </table:table-cell>
          <table:table-cell table:style-name="ce87" table:formula="of:=[.$B$8]*[.C141]*[.$B$15]" office:value-type="float" office:value="1.5">
            <text:p>1,50</text:p>
          </table:table-cell>
          <table:table-cell table:style-name="ce87" table:formula="of:=[.$D$4]/([.$B$4]*([.$B$10]-[.D141]))" office:value-type="float" office:value="0.549975073848375">
            <text:p>0,55</text:p>
          </table:table-cell>
          <table:table-cell table:style-name="ce87" table:formula="of:=[.$E$4]/([.$B$4]*([.$B$10]-[.D141]))" office:value-type="float" office:value="2.23219268287239">
            <text:p>2,2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6">
            <text:p>76</text:p>
          </table:table-cell>
          <table:table-cell table:style-name="ce87" table:formula="of:=([.$B$19]/100)*[.B142]" office:value-type="float" office:value="85.7142857142857">
            <text:p>85,71</text:p>
          </table:table-cell>
          <table:table-cell table:style-name="ce87" table:formula="of:=[.$B$8]*[.C142]*[.$B$15]" office:value-type="float" office:value="1.52">
            <text:p>1,52</text:p>
          </table:table-cell>
          <table:table-cell table:style-name="ce87" table:formula="of:=[.$D$4]/([.$B$4]*([.$B$10]-[.D142]))" office:value-type="float" office:value="0.554019008214907">
            <text:p>0,55</text:p>
          </table:table-cell>
          <table:table-cell table:style-name="ce87" table:formula="of:=[.$E$4]/([.$B$4]*([.$B$10]-[.D142]))" office:value-type="float" office:value="2.24860586436409">
            <text:p>2,2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7">
            <text:p>77</text:p>
          </table:table-cell>
          <table:table-cell table:style-name="ce87" table:formula="of:=([.$B$19]/100)*[.B143]" office:value-type="float" office:value="86.8421052631579">
            <text:p>86,84</text:p>
          </table:table-cell>
          <table:table-cell table:style-name="ce87" table:formula="of:=[.$B$8]*[.C143]*[.$B$15]" office:value-type="float" office:value="1.54">
            <text:p>1,54</text:p>
          </table:table-cell>
          <table:table-cell table:style-name="ce87" table:formula="of:=[.$D$4]/([.$B$4]*([.$B$10]-[.D143]))" office:value-type="float" office:value="0.558122852720202">
            <text:p>0,56</text:p>
          </table:table-cell>
          <table:table-cell table:style-name="ce87" table:formula="of:=[.$E$4]/([.$B$4]*([.$B$10]-[.D143]))" office:value-type="float" office:value="2.26526220410012">
            <text:p>2,2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8">
            <text:p>78</text:p>
          </table:table-cell>
          <table:table-cell table:style-name="ce87" table:formula="of:=([.$B$19]/100)*[.B144]" office:value-type="float" office:value="87.9699248120301">
            <text:p>87,97</text:p>
          </table:table-cell>
          <table:table-cell table:style-name="ce87" table:formula="of:=[.$B$8]*[.C144]*[.$B$15]" office:value-type="float" office:value="1.56">
            <text:p>1,56</text:p>
          </table:table-cell>
          <table:table-cell table:style-name="ce87" table:formula="of:=[.$D$4]/([.$B$4]*([.$B$10]-[.D144]))" office:value-type="float" office:value="0.562287948636025">
            <text:p>0,56</text:p>
          </table:table-cell>
          <table:table-cell table:style-name="ce87" table:formula="of:=[.$E$4]/([.$B$4]*([.$B$10]-[.D144]))" office:value-type="float" office:value="2.28216714592177">
            <text:p>2,2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9">
            <text:p>79</text:p>
          </table:table-cell>
          <table:table-cell table:style-name="ce87" table:formula="of:=([.$B$19]/100)*[.B145]" office:value-type="float" office:value="89.0977443609022">
            <text:p>89,10</text:p>
          </table:table-cell>
          <table:table-cell table:style-name="ce87" table:formula="of:=[.$B$8]*[.C145]*[.$B$15]" office:value-type="float" office:value="1.58">
            <text:p>1,58</text:p>
          </table:table-cell>
          <table:table-cell table:style-name="ce87" table:formula="of:=[.$D$4]/([.$B$4]*([.$B$10]-[.D145]))" office:value-type="float" office:value="0.566515677573138">
            <text:p>0,57</text:p>
          </table:table-cell>
          <table:table-cell table:style-name="ce87" table:formula="of:=[.$E$4]/([.$B$4]*([.$B$10]-[.D145]))" office:value-type="float" office:value="2.29932629739486">
            <text:p>2,30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0">
            <text:p>80</text:p>
          </table:table-cell>
          <table:table-cell table:style-name="ce87" table:formula="of:=([.$B$19]/100)*[.B146]" office:value-type="float" office:value="90.2255639097744">
            <text:p>90,23</text:p>
          </table:table-cell>
          <table:table-cell table:style-name="ce87" table:formula="of:=[.$B$8]*[.C146]*[.$B$15]" office:value-type="float" office:value="1.6">
            <text:p>1,60</text:p>
          </table:table-cell>
          <table:table-cell table:style-name="ce87" table:formula="of:=[.$D$4]/([.$B$4]*([.$B$10]-[.D146]))" office:value-type="float" office:value="0.570807463009298">
            <text:p>0,57</text:p>
          </table:table-cell>
          <table:table-cell table:style-name="ce87" table:formula="of:=[.$E$4]/([.$B$4]*([.$B$10]-[.D146]))" office:value-type="float" office:value="2.31674543601149">
            <text:p>2,32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1">
            <text:p>81</text:p>
          </table:table-cell>
          <table:table-cell table:style-name="ce87" table:formula="of:=([.$B$19]/100)*[.B147]" office:value-type="float" office:value="91.3533834586466">
            <text:p>91,35</text:p>
          </table:table-cell>
          <table:table-cell table:style-name="ce87" table:formula="of:=[.$B$8]*[.C147]*[.$B$15]" office:value-type="float" office:value="1.62">
            <text:p>1,62</text:p>
          </table:table-cell>
          <table:table-cell table:style-name="ce87" table:formula="of:=[.$D$4]/([.$B$4]*([.$B$10]-[.D147]))" office:value-type="float" office:value="0.575164771887231">
            <text:p>0,58</text:p>
          </table:table-cell>
          <table:table-cell table:style-name="ce87" table:formula="of:=[.$E$4]/([.$B$4]*([.$B$10]-[.D147]))" office:value-type="float" office:value="2.3344305156757">
            <text:p>2,3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2">
            <text:p>82</text:p>
          </table:table-cell>
          <table:table-cell table:style-name="ce87" table:formula="of:=([.$B$19]/100)*[.B148]" office:value-type="float" office:value="92.4812030075188">
            <text:p>92,48</text:p>
          </table:table-cell>
          <table:table-cell table:style-name="ce87" table:formula="of:=[.$B$8]*[.C148]*[.$B$15]" office:value-type="float" office:value="1.64">
            <text:p>1,64</text:p>
          </table:table-cell>
          <table:table-cell table:style-name="ce87" table:formula="of:=[.$D$4]/([.$B$4]*([.$B$10]-[.D148]))" office:value-type="float" office:value="0.579589116286364">
            <text:p>0,58</text:p>
          </table:table-cell>
          <table:table-cell table:style-name="ce87" table:formula="of:=[.$E$4]/([.$B$4]*([.$B$10]-[.D148]))" office:value-type="float" office:value="2.35238767348859">
            <text:p>2,3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3">
            <text:p>83</text:p>
          </table:table-cell>
          <table:table-cell table:style-name="ce87" table:formula="of:=([.$B$19]/100)*[.B149]" office:value-type="float" office:value="93.609022556391">
            <text:p>93,61</text:p>
          </table:table-cell>
          <table:table-cell table:style-name="ce87" table:formula="of:=[.$B$8]*[.C149]*[.$B$15]" office:value-type="float" office:value="1.66">
            <text:p>1,66</text:p>
          </table:table-cell>
          <table:table-cell table:style-name="ce87" table:formula="of:=[.$D$4]/([.$B$4]*([.$B$10]-[.D149]))" office:value-type="float" office:value="0.584082055172305">
            <text:p>0,58</text:p>
          </table:table-cell>
          <table:table-cell table:style-name="ce87" table:formula="of:=[.$E$4]/([.$B$4]*([.$B$10]-[.D149]))" office:value-type="float" office:value="2.37062323684897">
            <text:p>2,3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4">
            <text:p>84</text:p>
          </table:table-cell>
          <table:table-cell table:style-name="ce87" table:formula="of:=([.$B$19]/100)*[.B150]" office:value-type="float" office:value="94.7368421052632">
            <text:p>94,74</text:p>
          </table:table-cell>
          <table:table-cell table:style-name="ce87" table:formula="of:=[.$B$8]*[.C150]*[.$B$15]" office:value-type="float" office:value="1.68">
            <text:p>1,68</text:p>
          </table:table-cell>
          <table:table-cell table:style-name="ce87" table:formula="of:=[.$D$4]/([.$B$4]*([.$B$10]-[.D150]))" office:value-type="float" office:value="0.588645196228338">
            <text:p>0,59</text:p>
          </table:table-cell>
          <table:table-cell table:style-name="ce87" table:formula="of:=[.$E$4]/([.$B$4]*([.$B$10]-[.D150]))" office:value-type="float" office:value="2.38914373088685">
            <text:p>2,3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5">
            <text:p>85</text:p>
          </table:table-cell>
          <table:table-cell table:style-name="ce87" table:formula="of:=([.$B$19]/100)*[.B151]" office:value-type="float" office:value="95.8646616541353">
            <text:p>95,86</text:p>
          </table:table-cell>
          <table:table-cell table:style-name="ce87" table:formula="of:=[.$B$8]*[.C151]*[.$B$15]" office:value-type="float" office:value="1.7">
            <text:p>1,70</text:p>
          </table:table-cell>
          <table:table-cell table:style-name="ce87" table:formula="of:=[.$D$4]/([.$B$4]*([.$B$10]-[.D151]))" office:value-type="float" office:value="0.593280197773443">
            <text:p>0,59</text:p>
          </table:table-cell>
          <table:table-cell table:style-name="ce87" table:formula="of:=[.$E$4]/([.$B$4]*([.$B$10]-[.D151]))" office:value-type="float" office:value="2.40795588624816">
            <text:p>2,4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6">
            <text:p>86</text:p>
          </table:table-cell>
          <table:table-cell table:style-name="ce87" table:formula="of:=([.$B$19]/100)*[.B152]" office:value-type="float" office:value="96.9924812030075">
            <text:p>96,99</text:p>
          </table:table-cell>
          <table:table-cell table:style-name="ce87" table:formula="of:=[.$B$8]*[.C152]*[.$B$15]" office:value-type="float" office:value="1.72">
            <text:p>1,72</text:p>
          </table:table-cell>
          <table:table-cell table:style-name="ce87" table:formula="of:=[.$D$4]/([.$B$4]*([.$B$10]-[.D152]))" office:value-type="float" office:value="0.597988770771645">
            <text:p>0,60</text:p>
          </table:table-cell>
          <table:table-cell table:style-name="ce87" table:formula="of:=[.$E$4]/([.$B$4]*([.$B$10]-[.D152]))" office:value-type="float" office:value="2.42706664725013">
            <text:p>2,4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7">
            <text:p>87</text:p>
          </table:table-cell>
          <table:table-cell table:style-name="ce87" table:formula="of:=([.$B$19]/100)*[.B153]" office:value-type="float" office:value="98.1203007518797">
            <text:p>98,12</text:p>
          </table:table-cell>
          <table:table-cell table:style-name="ce87" table:formula="of:=[.$B$8]*[.C153]*[.$B$15]" office:value-type="float" office:value="1.74">
            <text:p>1,74</text:p>
          </table:table-cell>
          <table:table-cell table:style-name="ce87" table:formula="of:=[.$D$4]/([.$B$4]*([.$B$10]-[.D153]))" office:value-type="float" office:value="0.602772680937818">
            <text:p>0,60</text:p>
          </table:table-cell>
          <table:table-cell table:style-name="ce87" table:formula="of:=[.$E$4]/([.$B$4]*([.$B$10]-[.D153]))" office:value-type="float" office:value="2.44648318042813">
            <text:p>2,4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8">
            <text:p>88</text:p>
          </table:table-cell>
          <table:table-cell table:style-name="ce87" table:formula="of:=([.$B$19]/100)*[.B154]" office:value-type="float" office:value="99.2481203007519">
            <text:p>99,25</text:p>
          </table:table-cell>
          <table:table-cell table:style-name="ce87" table:formula="of:=[.$B$8]*[.C154]*[.$B$15]" office:value-type="float" office:value="1.76">
            <text:p>1,76</text:p>
          </table:table-cell>
          <table:table-cell table:style-name="ce87" table:formula="of:=[.$D$4]/([.$B$4]*([.$B$10]-[.D154]))" office:value-type="float" office:value="0.607633750945381">
            <text:p>0,61</text:p>
          </table:table-cell>
          <table:table-cell table:style-name="ce87" table:formula="of:=[.$E$4]/([.$B$4]*([.$B$10]-[.D154]))" office:value-type="float" office:value="2.4662128834961">
            <text:p>2,4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9">
            <text:p>89</text:p>
          </table:table-cell>
          <table:table-cell table:style-name="ce87" table:formula="of:=([.$B$19]/100)*[.B155]" office:value-type="float" office:value="100.375939849624">
            <text:p>100,38</text:p>
          </table:table-cell>
          <table:table-cell table:style-name="ce87" table:formula="of:=[.$B$8]*[.C155]*[.$B$15]" office:value-type="float" office:value="1.78">
            <text:p>1,78</text:p>
          </table:table-cell>
          <table:table-cell table:style-name="ce87" table:formula="of:=[.$D$4]/([.$B$4]*([.$B$10]-[.D155]))" office:value-type="float" office:value="0.612573862741685">
            <text:p>0,61</text:p>
          </table:table-cell>
          <table:table-cell table:style-name="ce87" table:formula="of:=[.$E$4]/([.$B$4]*([.$B$10]-[.D155]))" office:value-type="float" office:value="2.48626339474404">
            <text:p>2,4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0">
            <text:p>90</text:p>
          </table:table-cell>
          <table:table-cell table:style-name="ce87" table:formula="of:=([.$B$19]/100)*[.B156]" office:value-type="float" office:value="101.503759398496">
            <text:p>101,50</text:p>
          </table:table-cell>
          <table:table-cell table:style-name="ce87" table:formula="of:=[.$B$8]*[.C156]*[.$B$15]" office:value-type="float" office:value="1.8">
            <text:p>1,80</text:p>
          </table:table-cell>
          <table:table-cell table:style-name="ce87" table:formula="of:=[.$D$4]/([.$B$4]*([.$B$10]-[.D156]))" office:value-type="float" office:value="0.617594959977273">
            <text:p>0,62</text:p>
          </table:table-cell>
          <table:table-cell table:style-name="ce87" table:formula="of:=[.$E$4]/([.$B$4]*([.$B$10]-[.D156]))" office:value-type="float" office:value="2.50664260289768">
            <text:p>2,5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1">
            <text:p>91</text:p>
          </table:table-cell>
          <table:table-cell table:style-name="ce87" table:formula="of:=([.$B$19]/100)*[.B157]" office:value-type="float" office:value="102.631578947368">
            <text:p>102,63</text:p>
          </table:table-cell>
          <table:table-cell table:style-name="ce87" table:formula="of:=[.$B$8]*[.C157]*[.$B$15]" office:value-type="float" office:value="1.82">
            <text:p>1,82</text:p>
          </table:table-cell>
          <table:table-cell table:style-name="ce87" table:formula="of:=[.$D$4]/([.$B$4]*([.$B$10]-[.D157]))" office:value-type="float" office:value="0.622699050555597">
            <text:p>0,62</text:p>
          </table:table-cell>
          <table:table-cell table:style-name="ce87" table:formula="of:=[.$E$4]/([.$B$4]*([.$B$10]-[.D157]))" office:value-type="float" office:value="2.52735865746708">
            <text:p>2,53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2">
            <text:p>92</text:p>
          </table:table-cell>
          <table:table-cell table:style-name="ce87" table:formula="of:=([.$B$19]/100)*[.B158]" office:value-type="float" office:value="103.759398496241">
            <text:p>103,76</text:p>
          </table:table-cell>
          <table:table-cell table:style-name="ce87" table:formula="of:=[.$B$8]*[.C158]*[.$B$15]" office:value-type="float" office:value="1.84">
            <text:p>1,84</text:p>
          </table:table-cell>
          <table:table-cell table:style-name="ce87" table:formula="of:=[.$D$4]/([.$B$4]*([.$B$10]-[.D158]))" office:value-type="float" office:value="0.627888209310227">
            <text:p>0,63</text:p>
          </table:table-cell>
          <table:table-cell table:style-name="ce87" table:formula="of:=[.$E$4]/([.$B$4]*([.$B$10]-[.D158]))" office:value-type="float" office:value="2.54841997961264">
            <text:p>2,55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3">
            <text:p>93</text:p>
          </table:table-cell>
          <table:table-cell table:style-name="ce87" table:formula="of:=([.$B$19]/100)*[.B159]" office:value-type="float" office:value="104.887218045113">
            <text:p>104,89</text:p>
          </table:table-cell>
          <table:table-cell table:style-name="ce87" table:formula="of:=[.$B$8]*[.C159]*[.$B$15]" office:value-type="float" office:value="1.86">
            <text:p>1,86</text:p>
          </table:table-cell>
          <table:table-cell table:style-name="ce87" table:formula="of:=[.$D$4]/([.$B$4]*([.$B$10]-[.D159]))" office:value-type="float" office:value="0.633164580817036">
            <text:p>0,63</text:p>
          </table:table-cell>
          <table:table-cell table:style-name="ce87" table:formula="of:=[.$E$4]/([.$B$4]*([.$B$10]-[.D159]))" office:value-type="float" office:value="2.56983527355896">
            <text:p>2,57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4">
            <text:p>94</text:p>
          </table:table-cell>
          <table:table-cell table:style-name="ce87" table:formula="of:=([.$B$19]/100)*[.B160]" office:value-type="float" office:value="106.015037593985">
            <text:p>106,02</text:p>
          </table:table-cell>
          <table:table-cell table:style-name="ce87" table:formula="of:=[.$B$8]*[.C160]*[.$B$15]" office:value-type="float" office:value="1.88">
            <text:p>1,88</text:p>
          </table:table-cell>
          <table:table-cell table:style-name="ce87" table:formula="of:=[.$D$4]/([.$B$4]*([.$B$10]-[.D160]))" office:value-type="float" office:value="0.638530382349384">
            <text:p>0,64</text:p>
          </table:table-cell>
          <table:table-cell table:style-name="ce87" table:formula="of:=[.$E$4]/([.$B$4]*([.$B$10]-[.D160]))" office:value-type="float" office:value="2.59161353858912">
            <text:p>2,59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5">
            <text:p>95</text:p>
          </table:table-cell>
          <table:table-cell table:style-name="ce87" table:formula="of:=([.$B$19]/100)*[.B161]" office:value-type="float" office:value="107.142857142857">
            <text:p>107,14</text:p>
          </table:table-cell>
          <table:table-cell table:style-name="ce87" table:formula="of:=[.$B$8]*[.C161]*[.$B$15]" office:value-type="float" office:value="1.9">
            <text:p>1,90</text:p>
          </table:table-cell>
          <table:table-cell table:style-name="ce87" table:formula="of:=[.$D$4]/([.$B$4]*([.$B$10]-[.D161]))" office:value-type="float" office:value="0.643987906984849">
            <text:p>0,64</text:p>
          </table:table-cell>
          <table:table-cell table:style-name="ce87" table:formula="of:=[.$E$4]/([.$B$4]*([.$B$10]-[.D161]))" office:value-type="float" office:value="2.61376408165399">
            <text:p>2,6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6">
            <text:p>96</text:p>
          </table:table-cell>
          <table:table-cell table:style-name="ce87" table:formula="of:=([.$B$19]/100)*[.B162]" office:value-type="float" office:value="108.270676691729">
            <text:p>108,27</text:p>
          </table:table-cell>
          <table:table-cell table:style-name="ce87" table:formula="of:=[.$B$8]*[.C162]*[.$B$15]" office:value-type="float" office:value="1.92">
            <text:p>1,92</text:p>
          </table:table-cell>
          <table:table-cell table:style-name="ce87" table:formula="of:=[.$D$4]/([.$B$4]*([.$B$10]-[.D162]))" office:value-type="float" office:value="0.649539526872649">
            <text:p>0,65</text:p>
          </table:table-cell>
          <table:table-cell table:style-name="ce87" table:formula="of:=[.$E$4]/([.$B$4]*([.$B$10]-[.D162]))" office:value-type="float" office:value="2.63629653063377">
            <text:p>2,64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7">
            <text:p>97</text:p>
          </table:table-cell>
          <table:table-cell table:style-name="ce87" table:formula="of:=([.$B$19]/100)*[.B163]" office:value-type="float" office:value="109.398496240602">
            <text:p>109,40</text:p>
          </table:table-cell>
          <table:table-cell table:style-name="ce87" table:formula="of:=[.$B$8]*[.C163]*[.$B$15]" office:value-type="float" office:value="1.94">
            <text:p>1,94</text:p>
          </table:table-cell>
          <table:table-cell table:style-name="ce87" table:formula="of:=[.$D$4]/([.$B$4]*([.$B$10]-[.D163]))" office:value-type="float" office:value="0.655187696671542">
            <text:p>0,66</text:p>
          </table:table-cell>
          <table:table-cell table:style-name="ce87" table:formula="of:=[.$E$4]/([.$B$4]*([.$B$10]-[.D163]))" office:value-type="float" office:value="2.65922084829145">
            <text:p>2,66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8">
            <text:p>98</text:p>
          </table:table-cell>
          <table:table-cell table:style-name="ce87" table:formula="of:=([.$B$19]/100)*[.B164]" office:value-type="float" office:value="110.526315789474">
            <text:p>110,53</text:p>
          </table:table-cell>
          <table:table-cell table:style-name="ce87" table:formula="of:=[.$B$8]*[.C164]*[.$B$15]" office:value-type="float" office:value="1.96">
            <text:p>1,96</text:p>
          </table:table-cell>
          <table:table-cell table:style-name="ce87" table:formula="of:=[.$D$4]/([.$B$4]*([.$B$10]-[.D164]))" office:value-type="float" office:value="0.660934957168661">
            <text:p>0,66</text:p>
          </table:table-cell>
          <table:table-cell table:style-name="ce87" table:formula="of:=[.$E$4]/([.$B$4]*([.$B$10]-[.D164]))" office:value-type="float" office:value="2.68254734696067">
            <text:p>2,68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9">
            <text:p>99</text:p>
          </table:table-cell>
          <table:table-cell table:style-name="ce87" table:formula="of:=([.$B$19]/100)*[.B165]" office:value-type="float" office:value="111.654135338346">
            <text:p>111,65</text:p>
          </table:table-cell>
          <table:table-cell table:style-name="ce87" table:formula="of:=[.$B$8]*[.C165]*[.$B$15]" office:value-type="float" office:value="1.98">
            <text:p>1,98</text:p>
          </table:table-cell>
          <table:table-cell table:style-name="ce87" table:formula="of:=[.$D$4]/([.$B$4]*([.$B$10]-[.D165]))" office:value-type="float" office:value="0.666783939090507">
            <text:p>0,67</text:p>
          </table:table-cell>
          <table:table-cell table:style-name="ce87" table:formula="of:=[.$E$4]/([.$B$4]*([.$B$10]-[.D165]))" office:value-type="float" office:value="2.70628670401342">
            <text:p>2,71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00">
            <text:p>100</text:p>
          </table:table-cell>
          <table:table-cell table:style-name="ce87" table:formula="of:=([.$B$19]/100)*[.B166]" office:value-type="float" office:value="112.781954887218">
            <text:p>112,78</text:p>
          </table:table-cell>
          <table:table-cell table:style-name="ce87" table:formula="of:=[.$B$8]*[.C166]*[.$B$15]" office:value-type="float" office:value="2">
            <text:p>2,00</text:p>
          </table:table-cell>
          <table:table-cell table:style-name="ce87" table:formula="of:=[.$D$4]/([.$B$4]*([.$B$10]-[.D166]))" office:value-type="float" office:value="0.672737367118101">
            <text:p>0,67</text:p>
          </table:table-cell>
          <table:table-cell table:style-name="ce87" table:formula="of:=[.$E$4]/([.$B$4]*([.$B$10]-[.D166]))" office:value-type="float" office:value="2.7304499781564">
            <text:p>2,73</text:p>
          </table:table-cell>
          <table:table-cell table:number-columns-repeated="1018"/>
        </table:table-row>
        <table:table-row table:style-name="ro7" table:number-rows-repeated="104840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03:28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8T03:28:24.21</dc:date>
    <dc:creator>Axel </dc:creator>
    <meta:editing-duration>PT13H17M5S</meta:editing-duration>
    <meta:editing-cycles>36</meta:editing-cycles>
    <meta:generator>OpenOffice/4.1.5$Win32 OpenOffice.org_project/415m1$Build-9789</meta:generator>
    <meta:printed-by>Axel </meta:printed-by>
    <meta:print-date>2018-03-26T01:00:49.62</meta:print-date>
    <meta:document-statistic meta:table-count="4" meta:cell-count="8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 style:data-style-name="N2">
      <style:chart-properties>
        <chart:symbol-image xlink:href="Pictures/2000000D000000DD000000DD3F0040E4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18.796cm" xlink:href=".." xlink:type="simple" chart:class="chart:bar" chart:style-name="ch1">
        <chart:legend chart:legend-position="top" svg:x="4.77cm" svg:y="1.07cm" style:legend-expansion="wide" chart:style-name="ch2"/>
        <chart:plot-area chart:style-name="ch3" table:cell-range-address="'Stage Calculator'.C66:'Stage Calculator'.F166 'Stage Calculator'.D65:'Stage Calculator'.F65" chart:data-source-has-labels="both" svg:x="1.167cm" svg:y="2.286cm" svg:width="14.38cm" svg:height="15.321cm">
          <chartooo:coordinate-region svg:x="1.788cm" svg:y="2.42cm" svg:width="13.667cm" svg:height="14.406cm"/>
          <chart:axis chart:dimension="x" chart:name="primary-x" chart:style-name="ch4" chartooo:axis-type="auto">
            <chartooo:date-scale/>
            <chart:title svg:x="7.948cm" svg:y="17.983cm" chart:style-name="ch5">
              <text:p>Time [s]</text:p>
            </chart:title>
            <chart:categories table:cell-range-address="'Stage Calculator'.C66:'Stage Calculator'.C166"/>
            <chart:grid chart:style-name="ch6" chart:class="major"/>
          </chart:axis>
          <chart:axis chart:dimension="y" chart:name="primary-y" chart:style-name="ch7">
            <chart:title svg:x="0.451cm" svg:y="10.236cm" chart:style-name="ch8">
              <text:p>TWR</text:p>
            </chart:title>
            <chart:grid chart:style-name="ch6" chart:class="major"/>
          </chart:axis>
          <chart:series chart:style-name="ch9" chart:values-cell-range-address="'Stage Calculator'.D66:'Stage Calculator'.D166" chart:label-cell-address="'Stage Calculator'.D65:'Stage Calculator'.D65" chart:class="chart:bar">
            <chart:data-point chart:repeated="101"/>
          </chart:series>
          <chart:series chart:style-name="ch10" chart:values-cell-range-address="'Stage Calculator'.E66:'Stage Calculator'.E166" chart:label-cell-address="'Stage Calculator'.E65:'Stage Calculator'.E65" chart:class="chart:line">
            <chart:data-point chart:repeated="101"/>
          </chart:series>
          <chart:series chart:style-name="ch11" chart:values-cell-range-address="'Stage Calculator'.F66:'Stage Calculator'.F166" chart:label-cell-address="'Stage Calculator'.F65:'Stage Calculator'.F6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t Mass [t]</text:p>
                <draw:g>
                  <svg:desc>'Stage Calculator'.D65:'Stage Calculator'.D65</svg:desc>
                </draw:g>
              </table:table-cell>
              <table:table-cell office:value-type="string">
                <text:p>TWR (ASL)</text:p>
                <draw:g>
                  <svg:desc>'Stage Calculator'.E65:'Stage Calculator'.E65</svg:desc>
                </draw:g>
              </table:table-cell>
              <table:table-cell office:value-type="string">
                <text:p>TWR (VAC)</text:p>
                <draw:g>
                  <svg:desc>'Stage Calculator'.F65:'Stage Calculator'.F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age Calculator'.C66:'Stage Calculator'.C166</svg:desc>
                </draw:g>
              </table:table-cell>
              <table:table-cell office:value-type="float" office:value="0">
                <text:p>0</text:p>
                <draw:g>
                  <svg:desc>'Stage Calculator'.D66:'Stage Calculator'.D166</svg:desc>
                </draw:g>
              </table:table-cell>
              <table:table-cell office:value-type="float" office:value="0.35540842036428">
                <text:p>0.35540842036428</text:p>
                <draw:g>
                  <svg:desc>'Stage Calculator'.E66:'Stage Calculator'.E166</svg:desc>
                </draw:g>
              </table:table-cell>
              <table:table-cell office:value-type="float" office:value="1.44250187525244">
                <text:p>1.44250187525244</text:p>
                <draw:g>
                  <svg:desc>'Stage Calculator'.F66:'Stage Calculator'.F166</svg:desc>
                </draw:g>
              </table:table-cell>
            </table:table-row>
            <table:table-row>
              <table:table-cell office:value-type="float" office:value="1.1278195488721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57092820460793">
                <text:p>0.357092820460793</text:p>
              </table:table-cell>
              <table:table-cell office:value-type="float" office:value="1.44933837703089">
                <text:p>1.44933837703089</text:p>
              </table:table-cell>
            </table:table-row>
            <table:table-row>
              <table:table-cell office:value-type="float" office:value="2.25563909774436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358793262462987">
                <text:p>0.358793262462987</text:p>
              </table:table-cell>
              <table:table-cell office:value-type="float" office:value="1.45623998835008">
                <text:p>1.45623998835008</text:p>
              </table:table-cell>
            </table:table-row>
            <table:table-row>
              <table:table-cell office:value-type="float" office:value="3.3834586466165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60509976637451">
                <text:p>0.360509976637451</text:p>
              </table:table-cell>
              <table:table-cell office:value-type="float" office:value="1.46320764379673">
                <text:p>1.46320764379673</text:p>
              </table:table-cell>
            </table:table-row>
            <table:table-row>
              <table:table-cell office:value-type="float" office:value="4.5112781954887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362243197678977">
                <text:p>0.362243197678977</text:p>
              </table:table-cell>
              <table:table-cell office:value-type="float" office:value="1.47024229593037">
                <text:p>1.47024229593037</text:p>
              </table:table-cell>
            </table:table-row>
            <table:table-row>
              <table:table-cell office:value-type="float" office:value="5.639097744360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63993164817523">
                <text:p>0.363993164817523</text:p>
              </table:table-cell>
              <table:table-cell office:value-type="float" office:value="1.47734491571747">
                <text:p>1.47734491571747</text:p>
              </table:table-cell>
            </table:table-row>
            <table:table-row>
              <table:table-cell office:value-type="float" office:value="6.76691729323308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365760121928288">
                <text:p>0.365760121928288</text:p>
              </table:table-cell>
              <table:table-cell office:value-type="float" office:value="1.48451649297824">
                <text:p>1.48451649297824</text:p>
              </table:table-cell>
            </table:table-row>
            <table:table-row>
              <table:table-cell office:value-type="float" office:value="7.89473684210526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67544317645011">
                <text:p>0.367544317645011</text:p>
              </table:table-cell>
              <table:table-cell office:value-type="float" office:value="1.49175803684642">
                <text:p>1.49175803684642</text:p>
              </table:table-cell>
            </table:table-row>
            <table:table-row>
              <table:table-cell office:value-type="float" office:value="9.02255639097744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69346005476604">
                <text:p>0.369346005476604</text:p>
              </table:table-cell>
              <table:table-cell office:value-type="float" office:value="1.49907057624273">
                <text:p>1.49907057624273</text:p>
              </table:table-cell>
            </table:table-row>
            <table:table-row>
              <table:table-cell office:value-type="float" office:value="10.1503759398496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1165443927228">
                <text:p>0.371165443927228</text:p>
              </table:table-cell>
              <table:table-cell office:value-type="float" office:value="1.50645516036215">
                <text:p>1.50645516036215</text:p>
              </table:table-cell>
            </table:table-row>
            <table:table-row>
              <table:table-cell office:value-type="float" office:value="11.2781954887218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73002896619937">
                <text:p>0.373002896619937</text:p>
              </table:table-cell>
              <table:table-cell office:value-type="float" office:value="1.51391285917583">
                <text:p>1.51391285917583</text:p>
              </table:table-cell>
            </table:table-row>
            <table:table-row>
              <table:table-cell office:value-type="float" office:value="12.406015037594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0.374858632424016">
                <text:p>0.374858632424016</text:p>
              </table:table-cell>
              <table:table-cell office:value-type="float" office:value="1.52144476394784">
                <text:p>1.52144476394784</text:p>
              </table:table-cell>
            </table:table-row>
            <table:table-row>
              <table:table-cell office:value-type="float" office:value="13.533834586466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76732925586137">
                <text:p>0.376732925586137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float" office:value="14.6616541353383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378626055865464">
                <text:p>0.378626055865464</text:p>
              </table:table-cell>
              <table:table-cell office:value-type="float" office:value="1.53673566609807">
                <text:p>1.53673566609807</text:p>
              </table:table-cell>
            </table:table-row>
            <table:table-row>
              <table:table-cell office:value-type="float" office:value="15.7894736842105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0.380538308672865">
                <text:p>0.380538308672865</text:p>
              </table:table-cell>
              <table:table-cell office:value-type="float" office:value="1.54449695734099">
                <text:p>1.54449695734099</text:p>
              </table:table-cell>
            </table:table-row>
            <table:table-row>
              <table:table-cell office:value-type="float" office:value="16.9172932330827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82469975214352">
                <text:p>0.382469975214352</text:p>
              </table:table-cell>
              <table:table-cell office:value-type="float" office:value="1.55233704341887">
                <text:p>1.55233704341887</text:p>
              </table:table-cell>
            </table:table-row>
            <table:table-row>
              <table:table-cell office:value-type="float" office:value="18.0451127819549">
                <text:p>20</text:p>
              </table:table-cell>
              <table:table-cell office:value-type="float" office:value="0.32">
                <text:p>0.32</text:p>
              </table:table-cell>
              <table:table-cell office:value-type="float" office:value="0.384421352638915">
                <text:p>0.384421352638915</text:p>
              </table:table-cell>
              <table:table-cell office:value-type="float" office:value="1.56025713037509">
                <text:p>1.56025713037509</text:p>
              </table:table-cell>
            </table:table-row>
            <table:table-row>
              <table:table-cell office:value-type="float" office:value="19.1729323308271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386392744190909">
                <text:p>0.386392744190909</text:p>
              </table:table-cell>
              <table:table-cell office:value-type="float" office:value="1.56825844899239">
                <text:p>1.56825844899239</text:p>
              </table:table-cell>
            </table:table-row>
            <table:table-row>
              <table:table-cell office:value-type="float" office:value="20.3007518796992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88384459367151">
                <text:p>0.388384459367151</text:p>
              </table:table-cell>
              <table:table-cell office:value-type="float" office:value="1.5763422554305">
                <text:p>1.5763422554305</text:p>
              </table:table-cell>
            </table:table-row>
            <table:table-row>
              <table:table-cell office:value-type="float" office:value="21.4285714285714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0396814078898">
                <text:p>0.390396814078898</text:p>
              </table:table-cell>
              <table:table-cell office:value-type="float" office:value="1.58450983188351">
                <text:p>1.58450983188351</text:p>
              </table:table-cell>
            </table:table-row>
            <table:table-row>
              <table:table-cell office:value-type="float" office:value="22.556390977443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92430130818892">
                <text:p>0.392430130818892</text:p>
              </table:table-cell>
              <table:table-cell office:value-type="float" office:value="1.5927624872579">
                <text:p>1.5927624872579</text:p>
              </table:table-cell>
            </table:table-row>
            <table:table-row>
              <table:table-cell office:value-type="float" office:value="23.6842105263158">
                <text:p>20</text:p>
              </table:table-cell>
              <table:table-cell office:value-type="float" office:value="0.42">
                <text:p>0.42</text:p>
              </table:table-cell>
              <table:table-cell office:value-type="float" office:value="0.394484738833651">
                <text:p>0.394484738833651</text:p>
              </table:table-cell>
              <table:table-cell office:value-type="float" office:value="1.60110155787182">
                <text:p>1.60110155787182</text:p>
              </table:table-cell>
            </table:table-row>
            <table:table-row>
              <table:table-cell office:value-type="float" office:value="24.812030075188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0.396560974301196">
                <text:p>0.396560974301196</text:p>
              </table:table-cell>
              <table:table-cell office:value-type="float" office:value="1.6095284081764">
                <text:p>1.6095284081764</text:p>
              </table:table-cell>
            </table:table-row>
            <table:table-row>
              <table:table-cell office:value-type="float" office:value="25.9398496240601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39865918051443">
                <text:p>0.39865918051443</text:p>
              </table:table-cell>
              <table:table-cell office:value-type="float" office:value="1.61804443150009">
                <text:p>1.61804443150009</text:p>
              </table:table-cell>
            </table:table-row>
            <table:table-row>
              <table:table-cell office:value-type="float" office:value="27.0676691729323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400779708070358">
                <text:p>0.400779708070358</text:p>
              </table:table-cell>
              <table:table-cell office:value-type="float" office:value="1.62665105081658">
                <text:p>1.62665105081658</text:p>
              </table:table-cell>
            </table:table-row>
            <table:table-row>
              <table:table-cell office:value-type="float" office:value="28.1954887218045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02922915065387">
                <text:p>0.402922915065387</text:p>
              </table:table-cell>
              <table:table-cell office:value-type="float" office:value="1.63534971953752">
                <text:p>1.63534971953752</text:p>
              </table:table-cell>
            </table:table-row>
            <table:table-row>
              <table:table-cell office:value-type="float" office:value="29.3233082706767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405089167296921">
                <text:p>0.405089167296921</text:p>
              </table:table-cell>
              <table:table-cell office:value-type="float" office:value="1.64414192233074">
                <text:p>1.64414192233074</text:p>
              </table:table-cell>
            </table:table-row>
            <table:table-row>
              <table:table-cell office:value-type="float" office:value="30.4511278195489">
                <text:p>30</text:p>
              </table:table-cell>
              <table:table-cell office:value-type="float" office:value="0.54">
                <text:p>0.54</text:p>
              </table:table-cell>
              <table:table-cell office:value-type="float" office:value="0.407278838471499">
                <text:p>0.407278838471499</text:p>
              </table:table-cell>
              <table:table-cell office:value-type="float" office:value="1.65302917596496">
                <text:p>1.65302917596496</text:p>
              </table:table-cell>
            </table:table-row>
            <table:table-row>
              <table:table-cell office:value-type="float" office:value="31.578947368421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409492310419714">
                <text:p>0.409492310419714</text:p>
              </table:table-cell>
              <table:table-cell office:value-type="float" office:value="1.66201303018216">
                <text:p>1.66201303018216</text:p>
              </table:table-cell>
            </table:table-row>
            <table:table-row>
              <table:table-cell office:value-type="float" office:value="32.70676691729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11729973318182">
                <text:p>0.411729973318182</text:p>
              </table:table-cell>
              <table:table-cell office:value-type="float" office:value="1.67109506859845">
                <text:p>1.67109506859845</text:p>
              </table:table-cell>
            </table:table-row>
            <table:table-row>
              <table:table-cell office:value-type="float" office:value="33.8345864661654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13992225918831">
                <text:p>0.413992225918831</text:p>
              </table:table-cell>
              <table:table-cell office:value-type="float" office:value="1.68027690963471">
                <text:p>1.68027690963471</text:p>
              </table:table-cell>
            </table:table-row>
            <table:table-row>
              <table:table-cell office:value-type="float" office:value="34.9624060150376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0.416279475785786">
                <text:p>0.416279475785786</text:p>
              </table:table-cell>
              <table:table-cell office:value-type="float" office:value="1.68956020747799">
                <text:p>1.68956020747799</text:p>
              </table:table-cell>
            </table:table-row>
            <table:table-row>
              <table:table-cell office:value-type="float" office:value="36.0902255639098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0.418592139540152">
                <text:p>0.418592139540152</text:p>
              </table:table-cell>
              <table:table-cell office:value-type="float" office:value="1.69894665307509">
                <text:p>1.69894665307509</text:p>
              </table:table-cell>
            </table:table-row>
            <table:table-row>
              <table:table-cell office:value-type="float" office:value="37.2180451127819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420930643113002">
                <text:p>0.420930643113002</text:p>
              </table:table-cell>
              <table:table-cell office:value-type="float" office:value="1.70843797515931">
                <text:p>1.70843797515931</text:p>
              </table:table-cell>
            </table:table-row>
            <table:table-row>
              <table:table-cell office:value-type="float" office:value="38.3458646616541">
                <text:p>40</text:p>
              </table:table-cell>
              <table:table-cell office:value-type="float" office:value="0.68">
                <text:p>0.68</text:p>
              </table:table-cell>
              <table:table-cell office:value-type="float" office:value="0.423295422006895">
                <text:p>0.423295422006895</text:p>
              </table:table-cell>
              <table:table-cell office:value-type="float" office:value="1.71803594131189">
                <text:p>1.71803594131189</text:p>
              </table:table-cell>
            </table:table-row>
            <table:table-row>
              <table:table-cell office:value-type="float" office:value="39.4736842105263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425686921566256">
                <text:p>0.425686921566256</text:p>
              </table:table-cell>
              <table:table-cell office:value-type="float" office:value="1.72774235905942">
                <text:p>1.72774235905942</text:p>
              </table:table-cell>
            </table:table-row>
            <table:table-row>
              <table:table-cell office:value-type="float" office:value="40.6015037593985">
                <text:p>40</text:p>
              </table:table-cell>
              <table:table-cell office:value-type="float" office:value="0.72">
                <text:p>0.72</text:p>
              </table:table-cell>
              <table:table-cell office:value-type="float" office:value="0.428105597256973">
                <text:p>0.428105597256973</text:p>
              </table:table-cell>
              <table:table-cell office:value-type="float" office:value="1.73755907700862">
                <text:p>1.73755907700862</text:p>
              </table:table-cell>
            </table:table-row>
            <table:table-row>
              <table:table-cell office:value-type="float" office:value="41.729323308270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430551914955585">
                <text:p>0.430551914955585</text:p>
              </table:table-cell>
              <table:table-cell office:value-type="float" office:value="1.7474879860201">
                <text:p>1.7474879860201</text:p>
              </table:table-cell>
            </table:table-row>
            <table:table-row>
              <table:table-cell office:value-type="float" office:value="42.8571428571429">
                <text:p>40</text:p>
              </table:table-cell>
              <table:table-cell office:value-type="float" office:value="0.76">
                <text:p>0.76</text:p>
              </table:table-cell>
              <table:table-cell office:value-type="float" office:value="0.433026351248433">
                <text:p>0.433026351248433</text:p>
              </table:table-cell>
              <table:table-cell office:value-type="float" office:value="1.75753102042251">
                <text:p>1.75753102042251</text:p>
              </table:table-cell>
            </table:table-row>
            <table:table-row>
              <table:table-cell office:value-type="float" office:value="43.984962406015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35529393741198">
                <text:p>0.435529393741198</text:p>
              </table:table-cell>
              <table:table-cell office:value-type="float" office:value="1.76769015926888">
                <text:p>1.76769015926888</text:p>
              </table:table-cell>
            </table:table-row>
            <table:table-row>
              <table:table-cell office:value-type="float" office:value="45.1127819548872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0.438061541379228">
                <text:p>0.438061541379228</text:p>
              </table:table-cell>
              <table:table-cell office:value-type="float" office:value="1.77796742763673">
                <text:p>1.77796742763673</text:p>
              </table:table-cell>
            </table:table-row>
            <table:table-row>
              <table:table-cell office:value-type="float" office:value="46.2406015037594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440623304779107">
                <text:p>0.440623304779107</text:p>
              </table:table-cell>
              <table:table-cell office:value-type="float" office:value="1.78836489797378">
                <text:p>1.78836489797378</text:p>
              </table:table-cell>
            </table:table-row>
            <table:table-row>
              <table:table-cell office:value-type="float" office:value="47.3684210526316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443215206571925">
                <text:p>0.443215206571925</text:p>
              </table:table-cell>
              <table:table-cell office:value-type="float" office:value="1.79888469149128">
                <text:p>1.79888469149128</text:p>
              </table:table-cell>
            </table:table-row>
            <table:table-row>
              <table:table-cell office:value-type="float" office:value="48.4962406015038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0.445837781758742">
                <text:p>0.445837781758742</text:p>
              </table:table-cell>
              <table:table-cell office:value-type="float" office:value="1.80952897960661">
                <text:p>1.80952897960661</text:p>
              </table:table-cell>
            </table:table-row>
            <table:table-row>
              <table:table-cell office:value-type="float" office:value="49.6240601503759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448491578078734">
                <text:p>0.448491578078734</text:p>
              </table:table-cell>
              <table:table-cell office:value-type="float" office:value="1.8202999854376">
                <text:p>1.8202999854376</text:p>
              </table:table-cell>
            </table:table-row>
            <table:table-row>
              <table:table-cell office:value-type="float" office:value="50.7518796992481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451177156390583">
                <text:p>0.451177156390583</text:p>
              </table:table-cell>
              <table:table-cell office:value-type="float" office:value="1.8311999853504">
                <text:p>1.8311999853504</text:p>
              </table:table-cell>
            </table:table-row>
            <table:table-row>
              <table:table-cell office:value-type="float" office:value="51.8796992481203">
                <text:p>50</text:p>
              </table:table-cell>
              <table:table-cell office:value-type="float" office:value="0.92">
                <text:p>0.92</text:p>
              </table:table-cell>
              <table:table-cell office:value-type="float" office:value="0.453895091067634">
                <text:p>0.453895091067634</text:p>
              </table:table-cell>
              <table:table-cell office:value-type="float" office:value="1.84223131056335">
                <text:p>1.84223131056335</text:p>
              </table:table-cell>
            </table:table-row>
            <table:table-row>
              <table:table-cell office:value-type="float" office:value="53.0075187969925">
                <text:p>50</text:p>
              </table:table-cell>
              <table:table-cell office:value-type="float" office:value="0.94">
                <text:p>0.94</text:p>
              </table:table-cell>
              <table:table-cell office:value-type="float" office:value="0.456645970407438">
                <text:p>0.456645970407438</text:p>
              </table:table-cell>
              <table:table-cell office:value-type="float" office:value="1.85339634880919">
                <text:p>1.85339634880919</text:p>
              </table:table-cell>
            </table:table-row>
            <table:table-row>
              <table:table-cell office:value-type="float" office:value="54.1353383458647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0.459430397056264">
                <text:p>0.459430397056264</text:p>
              </table:table-cell>
              <table:table-cell office:value-type="float" office:value="1.86469754605803">
                <text:p>1.86469754605803</text:p>
              </table:table-cell>
            </table:table-row>
            <table:table-row>
              <table:table-cell office:value-type="float" office:value="55.2631578947368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462248988449247">
                <text:p>0.462248988449247</text:p>
              </table:table-cell>
              <table:table-cell office:value-type="float" office:value="1.87613740830378">
                <text:p>1.87613740830378</text:p>
              </table:table-cell>
            </table:table-row>
            <table:table-row>
              <table:table-cell office:value-type="float" office:value="56.39097744360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5102377266835">
                <text:p>0.465102377266835</text:p>
              </table:table-cell>
              <table:table-cell office:value-type="float" office:value="1.88771850341677">
                <text:p>1.88771850341677</text:p>
              </table:table-cell>
            </table:table-row>
            <table:table-row>
              <table:table-cell office:value-type="float" office:value="57.5187969924812">
                <text:p>60</text:p>
              </table:table-cell>
              <table:table-cell office:value-type="float" office:value="1.02">
                <text:p>1.02</text:p>
              </table:table-cell>
              <table:table-cell office:value-type="float" office:value="0.467991211908244">
                <text:p>0.467991211908244</text:p>
              </table:table-cell>
              <table:table-cell office:value-type="float" office:value="1.89944346306532">
                <text:p>1.89944346306532</text:p>
              </table:table-cell>
            </table:table-row>
            <table:table-row>
              <table:table-cell office:value-type="float" office:value="58.6466165413534">
                <text:p>60</text:p>
              </table:table-cell>
              <table:table-cell office:value-type="float" office:value="1.04">
                <text:p>1.04</text:p>
              </table:table-cell>
              <table:table-cell office:value-type="float" office:value="0.470916156982671">
                <text:p>0.470916156982671</text:p>
              </table:table-cell>
              <table:table-cell office:value-type="float" office:value="1.91131498470948">
                <text:p>1.91131498470948</text:p>
              </table:table-cell>
            </table:table-row>
            <table:table-row>
              <table:table-cell office:value-type="float" office:value="59.7744360902256">
                <text:p>60</text:p>
              </table:table-cell>
              <table:table-cell office:value-type="float" office:value="1.06">
                <text:p>1.06</text:p>
              </table:table-cell>
              <table:table-cell office:value-type="float" office:value="0.47387789381904">
                <text:p>0.47387789381904</text:p>
              </table:table-cell>
              <table:table-cell office:value-type="float" office:value="1.92333583366992">
                <text:p>1.92333583366992</text:p>
              </table:table-cell>
            </table:table-row>
            <table:table-row>
              <table:table-cell office:value-type="float" office:value="60.9022556390977">
                <text:p>60</text:p>
              </table:table-cell>
              <table:table-cell office:value-type="float" office:value="1.08">
                <text:p>1.08</text:p>
              </table:table-cell>
              <table:table-cell office:value-type="float" office:value="0.47687712099511">
                <text:p>0.47687712099511</text:p>
              </table:table-cell>
              <table:table-cell office:value-type="float" office:value="1.93550884527542">
                <text:p>1.93550884527542</text:p>
              </table:table-cell>
            </table:table-row>
            <table:table-row>
              <table:table-cell office:value-type="float" office:value="62.0300751879699">
                <text:p>60</text:p>
              </table:table-cell>
              <table:table-cell office:value-type="float" office:value="1.1">
                <text:p>1.1</text:p>
              </table:table-cell>
              <table:table-cell office:value-type="float" office:value="0.479914554886798">
                <text:p>0.479914554886798</text:p>
              </table:table-cell>
              <table:table-cell office:value-type="float" office:value="1.94783692709246">
                <text:p>1.94783692709246</text:p>
              </table:table-cell>
            </table:table-row>
            <table:table-row>
              <table:table-cell office:value-type="float" office:value="63.1578947368421">
                <text:p>60</text:p>
              </table:table-cell>
              <table:table-cell office:value-type="float" office:value="1.12">
                <text:p>1.12</text:p>
              </table:table-cell>
              <table:table-cell office:value-type="float" office:value="0.482990930238637">
                <text:p>0.482990930238637</text:p>
              </table:table-cell>
              <table:table-cell office:value-type="float" office:value="1.96032306124049">
                <text:p>1.96032306124049</text:p>
              </table:table-cell>
            </table:table-row>
            <table:table-row>
              <table:table-cell office:value-type="float" office:value="64.2857142857143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486107000756305">
                <text:p>0.486107000756305</text:p>
              </table:table-cell>
              <table:table-cell office:value-type="float" office:value="1.97297030679688">
                <text:p>1.97297030679688</text:p>
              </table:table-cell>
            </table:table-row>
            <table:table-row>
              <table:table-cell office:value-type="float" office:value="65.4135338345865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0.489263539722255">
                <text:p>0.489263539722255</text:p>
              </table:table-cell>
              <table:table-cell office:value-type="float" office:value="1.98578180229556">
                <text:p>1.98578180229556</text:p>
              </table:table-cell>
            </table:table-row>
            <table:table-row>
              <table:table-cell office:value-type="float" office:value="66.5413533834586">
                <text:p>70</text:p>
              </table:table-cell>
              <table:table-cell office:value-type="float" office:value="1.18">
                <text:p>1.18</text:p>
              </table:table-cell>
              <table:table-cell office:value-type="float" office:value="0.492461340635473">
                <text:p>0.492461340635473</text:p>
              </table:table-cell>
              <table:table-cell office:value-type="float" office:value="1.99876076832364">
                <text:p>1.99876076832364</text:p>
              </table:table-cell>
            </table:table-row>
            <table:table-row>
              <table:table-cell office:value-type="float" office:value="67.6691729323308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0.495701217876495">
                <text:p>0.495701217876495</text:p>
              </table:table-cell>
              <table:table-cell office:value-type="float" office:value="2.0119105102205">
                <text:p>2.0119105102205</text:p>
              </table:table-cell>
            </table:table-row>
            <table:table-row>
              <table:table-cell office:value-type="float" office:value="68.796992481203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0.498984007398856">
                <text:p>0.498984007398856</text:p>
              </table:table-cell>
              <table:table-cell office:value-type="float" office:value="2.02523442088422">
                <text:p>2.02523442088422</text:p>
              </table:table-cell>
            </table:table-row>
            <table:table-row>
              <table:table-cell office:value-type="float" office:value="69.9248120300752">
                <text:p>70</text:p>
              </table:table-cell>
              <table:table-cell office:value-type="float" office:value="1.24">
                <text:p>1.24</text:p>
              </table:table-cell>
              <table:table-cell office:value-type="float" office:value="0.502310567448182">
                <text:p>0.502310567448182</text:p>
              </table:table-cell>
              <table:table-cell office:value-type="float" office:value="2.03873598369011">
                <text:p>2.03873598369011</text:p>
              </table:table-cell>
            </table:table-row>
            <table:table-row>
              <table:table-cell office:value-type="float" office:value="71.0526315789474">
                <text:p>70</text:p>
              </table:table-cell>
              <table:table-cell office:value-type="float" office:value="1.26">
                <text:p>1.26</text:p>
              </table:table-cell>
              <table:table-cell office:value-type="float" office:value="0.50568177931025">
                <text:p>0.50568177931025</text:p>
              </table:table-cell>
              <table:table-cell office:value-type="float" office:value="2.05241877552696">
                <text:p>2.05241877552696</text:p>
              </table:table-cell>
            </table:table-row>
            <table:table-row>
              <table:table-cell office:value-type="float" office:value="72.1804511278195">
                <text:p>70</text:p>
              </table:table-cell>
              <table:table-cell office:value-type="float" office:value="1.28">
                <text:p>1.28</text:p>
              </table:table-cell>
              <table:table-cell office:value-type="float" office:value="0.509098548089374">
                <text:p>0.509098548089374</text:p>
              </table:table-cell>
              <table:table-cell office:value-type="float" office:value="2.06628646995619">
                <text:p>2.06628646995619</text:p>
              </table:table-cell>
            </table:table-row>
            <table:table-row>
              <table:table-cell office:value-type="float" office:value="73.3082706766917">
                <text:p>70</text:p>
              </table:table-cell>
              <table:table-cell office:value-type="float" office:value="1.3">
                <text:p>1.3</text:p>
              </table:table-cell>
              <table:table-cell office:value-type="float" office:value="0.512561803518553">
                <text:p>0.512561803518553</text:p>
              </table:table-cell>
              <table:table-cell office:value-type="float" office:value="2.08034284050011">
                <text:p>2.08034284050011</text:p>
              </table:table-cell>
            </table:table-row>
            <table:table-row>
              <table:table-cell office:value-type="float" office:value="74.4360902255639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516072500802927">
                <text:p>0.516072500802927</text:p>
              </table:table-cell>
              <table:table-cell office:value-type="float" office:value="2.09459176406518">
                <text:p>2.09459176406518</text:p>
              </table:table-cell>
            </table:table-row>
            <table:table-row>
              <table:table-cell office:value-type="float" office:value="75.5639097744361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0.519631621498119">
                <text:p>0.519631621498119</text:p>
              </table:table-cell>
              <table:table-cell office:value-type="float" office:value="2.10903722450701">
                <text:p>2.10903722450701</text:p>
              </table:table-cell>
            </table:table-row>
            <table:table-row>
              <table:table-cell office:value-type="float" office:value="76.6917293233083">
                <text:p>80</text:p>
              </table:table-cell>
              <table:table-cell office:value-type="float" office:value="1.36">
                <text:p>1.36</text:p>
              </table:table-cell>
              <table:table-cell office:value-type="float" office:value="0.52324017442519">
                <text:p>0.52324017442519</text:p>
              </table:table-cell>
              <table:table-cell office:value-type="float" office:value="2.12368331634387">
                <text:p>2.12368331634387</text:p>
              </table:table-cell>
            </table:table-row>
            <table:table-row>
              <table:table-cell office:value-type="float" office:value="77.8195488721804">
                <text:p>80</text:p>
              </table:table-cell>
              <table:table-cell office:value-type="float" office:value="1.38">
                <text:p>1.38</text:p>
              </table:table-cell>
              <table:table-cell office:value-type="float" office:value="0.526899196623967">
                <text:p>0.526899196623967</text:p>
              </table:table-cell>
              <table:table-cell office:value-type="float" office:value="2.13853424862599">
                <text:p>2.13853424862599</text:p>
              </table:table-cell>
            </table:table-row>
            <table:table-row>
              <table:table-cell office:value-type="float" office:value="78.9473684210526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0.530609754346671">
                <text:p>0.530609754346671</text:p>
              </table:table-cell>
              <table:table-cell office:value-type="float" office:value="2.15359434896843">
                <text:p>2.15359434896843</text:p>
              </table:table-cell>
            </table:table-row>
            <table:table-row>
              <table:table-cell office:value-type="float" office:value="80.0751879699248">
                <text:p>80</text:p>
              </table:table-cell>
              <table:table-cell office:value-type="float" office:value="1.42">
                <text:p>1.42</text:p>
              </table:table-cell>
              <table:table-cell office:value-type="float" office:value="0.534372944093811">
                <text:p>0.534372944093811</text:p>
              </table:table-cell>
              <table:table-cell office:value-type="float" office:value="2.16886806775544">
                <text:p>2.16886806775544</text:p>
              </table:table-cell>
            </table:table-row>
            <table:table-row>
              <table:table-cell office:value-type="float" office:value="81.203007518797">
                <text:p>80</text:p>
              </table:table-cell>
              <table:table-cell office:value-type="float" office:value="1.44">
                <text:p>1.44</text:p>
              </table:table-cell>
              <table:table-cell office:value-type="float" office:value="0.538189893694481">
                <text:p>0.538189893694481</text:p>
              </table:table-cell>
              <table:table-cell office:value-type="float" office:value="2.18435998252512">
                <text:p>2.18435998252512</text:p>
              </table:table-cell>
            </table:table-row>
            <table:table-row>
              <table:table-cell office:value-type="float" office:value="82.3308270676692">
                <text:p>80</text:p>
              </table:table-cell>
              <table:table-cell office:value-type="float" office:value="1.46">
                <text:p>1.46</text:p>
              </table:table-cell>
              <table:table-cell office:value-type="float" office:value="0.54206176343329">
                <text:p>0.54206176343329</text:p>
              </table:table-cell>
              <table:table-cell office:value-type="float" office:value="2.20007480254329">
                <text:p>2.20007480254329</text:p>
              </table:table-cell>
            </table:table-row>
            <table:table-row>
              <table:table-cell office:value-type="float" office:value="83.4586466165414">
                <text:p>80</text:p>
              </table:table-cell>
              <table:table-cell office:value-type="float" office:value="1.48">
                <text:p>1.48</text:p>
              </table:table-cell>
              <table:table-cell office:value-type="float" office:value="0.545989747226285">
                <text:p>0.545989747226285</text:p>
              </table:table-cell>
              <table:table-cell office:value-type="float" office:value="2.21601737357621">
                <text:p>2.21601737357621</text:p>
              </table:table-cell>
            </table:table-row>
            <table:table-row>
              <table:table-cell office:value-type="float" office:value="84.5864661654135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0.549975073848375">
                <text:p>0.549975073848375</text:p>
              </table:table-cell>
              <table:table-cell office:value-type="float" office:value="2.23219268287239">
                <text:p>2.23219268287239</text:p>
              </table:table-cell>
            </table:table-row>
            <table:table-row>
              <table:table-cell office:value-type="float" office:value="85.7142857142857">
                <text:p>90</text:p>
              </table:table-cell>
              <table:table-cell office:value-type="float" office:value="1.52">
                <text:p>1.52</text:p>
              </table:table-cell>
              <table:table-cell office:value-type="float" office:value="0.554019008214907">
                <text:p>0.554019008214907</text:p>
              </table:table-cell>
              <table:table-cell office:value-type="float" office:value="2.24860586436409">
                <text:p>2.24860586436409</text:p>
              </table:table-cell>
            </table:table-row>
            <table:table-row>
              <table:table-cell office:value-type="float" office:value="86.8421052631579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0.558122852720202">
                <text:p>0.558122852720202</text:p>
              </table:table-cell>
              <table:table-cell office:value-type="float" office:value="2.26526220410012">
                <text:p>2.26526220410012</text:p>
              </table:table-cell>
            </table:table-row>
            <table:table-row>
              <table:table-cell office:value-type="float" office:value="87.9699248120301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0.562287948636025">
                <text:p>0.562287948636025</text:p>
              </table:table-cell>
              <table:table-cell office:value-type="float" office:value="2.28216714592177">
                <text:p>2.28216714592177</text:p>
              </table:table-cell>
            </table:table-row>
            <table:table-row>
              <table:table-cell office:value-type="float" office:value="89.0977443609022">
                <text:p>90</text:p>
              </table:table-cell>
              <table:table-cell office:value-type="float" office:value="1.58">
                <text:p>1.58</text:p>
              </table:table-cell>
              <table:table-cell office:value-type="float" office:value="0.566515677573138">
                <text:p>0.566515677573138</text:p>
              </table:table-cell>
              <table:table-cell office:value-type="float" office:value="2.29932629739486">
                <text:p>2.29932629739486</text:p>
              </table:table-cell>
            </table:table-row>
            <table:table-row>
              <table:table-cell office:value-type="float" office:value="90.2255639097744">
                <text:p>90</text:p>
              </table:table-cell>
              <table:table-cell office:value-type="float" office:value="1.6">
                <text:p>1.6</text:p>
              </table:table-cell>
              <table:table-cell office:value-type="float" office:value="0.570807463009298">
                <text:p>0.570807463009298</text:p>
              </table:table-cell>
              <table:table-cell office:value-type="float" office:value="2.31674543601149">
                <text:p>2.31674543601149</text:p>
              </table:table-cell>
            </table:table-row>
            <table:table-row>
              <table:table-cell office:value-type="float" office:value="91.3533834586466">
                <text:p>90</text:p>
              </table:table-cell>
              <table:table-cell office:value-type="float" office:value="1.62">
                <text:p>1.62</text:p>
              </table:table-cell>
              <table:table-cell office:value-type="float" office:value="0.575164771887231">
                <text:p>0.575164771887231</text:p>
              </table:table-cell>
              <table:table-cell office:value-type="float" office:value="2.3344305156757">
                <text:p>2.3344305156757</text:p>
              </table:table-cell>
            </table:table-row>
            <table:table-row>
              <table:table-cell office:value-type="float" office:value="92.4812030075188">
                <text:p>90</text:p>
              </table:table-cell>
              <table:table-cell office:value-type="float" office:value="1.64">
                <text:p>1.64</text:p>
              </table:table-cell>
              <table:table-cell office:value-type="float" office:value="0.579589116286364">
                <text:p>0.579589116286364</text:p>
              </table:table-cell>
              <table:table-cell office:value-type="float" office:value="2.35238767348859">
                <text:p>2.35238767348859</text:p>
              </table:table-cell>
            </table:table-row>
            <table:table-row>
              <table:table-cell office:value-type="float" office:value="93.609022556391">
                <text:p>90</text:p>
              </table:table-cell>
              <table:table-cell office:value-type="float" office:value="1.66">
                <text:p>1.66</text:p>
              </table:table-cell>
              <table:table-cell office:value-type="float" office:value="0.584082055172305">
                <text:p>0.584082055172305</text:p>
              </table:table-cell>
              <table:table-cell office:value-type="float" office:value="2.37062323684897">
                <text:p>2.37062323684897</text:p>
              </table:table-cell>
            </table:table-row>
            <table:table-row>
              <table:table-cell office:value-type="float" office:value="94.7368421052632">
                <text:p>90</text:p>
              </table:table-cell>
              <table:table-cell office:value-type="float" office:value="1.68">
                <text:p>1.68</text:p>
              </table:table-cell>
              <table:table-cell office:value-type="float" office:value="0.588645196228338">
                <text:p>0.588645196228338</text:p>
              </table:table-cell>
              <table:table-cell office:value-type="float" office:value="2.38914373088685">
                <text:p>2.38914373088685</text:p>
              </table:table-cell>
            </table:table-row>
            <table:table-row>
              <table:table-cell office:value-type="float" office:value="95.8646616541353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0.593280197773443">
                <text:p>0.593280197773443</text:p>
              </table:table-cell>
              <table:table-cell office:value-type="float" office:value="2.40795588624816">
                <text:p>2.40795588624816</text:p>
              </table:table-cell>
            </table:table-row>
            <table:table-row>
              <table:table-cell office:value-type="float" office:value="96.9924812030075">
                <text:p>100</text:p>
              </table:table-cell>
              <table:table-cell office:value-type="float" office:value="1.72">
                <text:p>1.72</text:p>
              </table:table-cell>
              <table:table-cell office:value-type="float" office:value="0.597988770771645">
                <text:p>0.597988770771645</text:p>
              </table:table-cell>
              <table:table-cell office:value-type="float" office:value="2.42706664725013">
                <text:p>2.42706664725013</text:p>
              </table:table-cell>
            </table:table-row>
            <table:table-row>
              <table:table-cell office:value-type="float" office:value="98.1203007518797">
                <text:p>100</text:p>
              </table:table-cell>
              <table:table-cell office:value-type="float" office:value="1.74">
                <text:p>1.74</text:p>
              </table:table-cell>
              <table:table-cell office:value-type="float" office:value="0.602772680937818">
                <text:p>0.602772680937818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float" office:value="99.2481203007519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0.607633750945381">
                <text:p>0.607633750945381</text:p>
              </table:table-cell>
              <table:table-cell office:value-type="float" office:value="2.4662128834961">
                <text:p>2.4662128834961</text:p>
              </table:table-cell>
            </table:table-row>
            <table:table-row>
              <table:table-cell office:value-type="float" office:value="100.375939849624">
                <text:p>100</text:p>
              </table:table-cell>
              <table:table-cell office:value-type="float" office:value="1.78">
                <text:p>1.78</text:p>
              </table:table-cell>
              <table:table-cell office:value-type="float" office:value="0.612573862741685">
                <text:p>0.612573862741685</text:p>
              </table:table-cell>
              <table:table-cell office:value-type="float" office:value="2.48626339474404">
                <text:p>2.48626339474404</text:p>
              </table:table-cell>
            </table:table-row>
            <table:table-row>
              <table:table-cell office:value-type="float" office:value="101.503759398496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0.617594959977273">
                <text:p>0.617594959977273</text:p>
              </table:table-cell>
              <table:table-cell office:value-type="float" office:value="2.50664260289768">
                <text:p>2.50664260289768</text:p>
              </table:table-cell>
            </table:table-row>
            <table:table-row>
              <table:table-cell office:value-type="float" office:value="102.631578947368">
                <text:p>100</text:p>
              </table:table-cell>
              <table:table-cell office:value-type="float" office:value="1.82">
                <text:p>1.82</text:p>
              </table:table-cell>
              <table:table-cell office:value-type="float" office:value="0.622699050555597">
                <text:p>0.622699050555597</text:p>
              </table:table-cell>
              <table:table-cell office:value-type="float" office:value="2.52735865746708">
                <text:p>2.52735865746708</text:p>
              </table:table-cell>
            </table:table-row>
            <table:table-row>
              <table:table-cell office:value-type="float" office:value="103.759398496241">
                <text:p>100</text:p>
              </table:table-cell>
              <table:table-cell office:value-type="float" office:value="1.84">
                <text:p>1.84</text:p>
              </table:table-cell>
              <table:table-cell office:value-type="float" office:value="0.627888209310227">
                <text:p>0.627888209310227</text:p>
              </table:table-cell>
              <table:table-cell office:value-type="float" office:value="2.54841997961264">
                <text:p>2.54841997961264</text:p>
              </table:table-cell>
            </table:table-row>
            <table:table-row>
              <table:table-cell office:value-type="float" office:value="104.887218045113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0.633164580817036">
                <text:p>0.633164580817036</text:p>
              </table:table-cell>
              <table:table-cell office:value-type="float" office:value="2.56983527355896">
                <text:p>2.56983527355896</text:p>
              </table:table-cell>
            </table:table-row>
            <table:table-row>
              <table:table-cell office:value-type="float" office:value="106.015037593985">
                <text:p>110</text:p>
              </table:table-cell>
              <table:table-cell office:value-type="float" office:value="1.88">
                <text:p>1.88</text:p>
              </table:table-cell>
              <table:table-cell office:value-type="float" office:value="0.638530382349384">
                <text:p>0.638530382349384</text:p>
              </table:table-cell>
              <table:table-cell office:value-type="float" office:value="2.59161353858912">
                <text:p>2.59161353858912</text:p>
              </table:table-cell>
            </table:table-row>
            <table:table-row>
              <table:table-cell office:value-type="float" office:value="107.142857142857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0.643987906984849">
                <text:p>0.643987906984849</text:p>
              </table:table-cell>
              <table:table-cell office:value-type="float" office:value="2.61376408165399">
                <text:p>2.61376408165399</text:p>
              </table:table-cell>
            </table:table-row>
            <table:table-row>
              <table:table-cell office:value-type="float" office:value="108.270676691729">
                <text:p>110</text:p>
              </table:table-cell>
              <table:table-cell office:value-type="float" office:value="1.92">
                <text:p>1.92</text:p>
              </table:table-cell>
              <table:table-cell office:value-type="float" office:value="0.649539526872649">
                <text:p>0.649539526872649</text:p>
              </table:table-cell>
              <table:table-cell office:value-type="float" office:value="2.63629653063377">
                <text:p>2.63629653063377</text:p>
              </table:table-cell>
            </table:table-row>
            <table:table-row>
              <table:table-cell office:value-type="float" office:value="109.398496240602">
                <text:p>110</text:p>
              </table:table-cell>
              <table:table-cell office:value-type="float" office:value="1.94">
                <text:p>1.94</text:p>
              </table:table-cell>
              <table:table-cell office:value-type="float" office:value="0.655187696671542">
                <text:p>0.655187696671542</text:p>
              </table:table-cell>
              <table:table-cell office:value-type="float" office:value="2.65922084829145">
                <text:p>2.65922084829145</text:p>
              </table:table-cell>
            </table:table-row>
            <table:table-row>
              <table:table-cell office:value-type="float" office:value="110.526315789474">
                <text:p>110</text:p>
              </table:table-cell>
              <table:table-cell office:value-type="float" office:value="1.96">
                <text:p>1.96</text:p>
              </table:table-cell>
              <table:table-cell office:value-type="float" office:value="0.660934957168661">
                <text:p>0.660934957168661</text:p>
              </table:table-cell>
              <table:table-cell office:value-type="float" office:value="2.68254734696067">
                <text:p>2.68254734696067</text:p>
              </table:table-cell>
            </table:table-row>
            <table:table-row>
              <table:table-cell office:value-type="float" office:value="111.654135338346">
                <text:p>110</text:p>
              </table:table-cell>
              <table:table-cell office:value-type="float" office:value="1.98">
                <text:p>1.98</text:p>
              </table:table-cell>
              <table:table-cell office:value-type="float" office:value="0.666783939090507">
                <text:p>0.666783939090507</text:p>
              </table:table-cell>
              <table:table-cell office:value-type="float" office:value="2.70628670401342">
                <text:p>2.70628670401342</text:p>
              </table:table-cell>
            </table:table-row>
            <table:table-row>
              <table:table-cell office:value-type="float" office:value="112.78195488721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672737367118101">
                <text:p>0.672737367118101</text:p>
              </table:table-cell>
              <table:table-cell office:value-type="float" office:value="2.7304499781564">
                <text:p>2.730449978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